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3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able-cell-properties fo:border-top="none" fo:border-bottom="none" fo:border-left="none" fo:border-right="2pt solid #000000"/>
    </style:style>
    <style:style style:name="ce6" style:family="table-cell" style:parent-style-name="Default" style:data-style-name="N37">
      <style:table-cell-properties fo:background-color="transparent"/>
    </style:style>
    <style:style style:name="ce7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8" style:family="table-cell" style:parent-style-name="Default" style:data-style-name="N37">
      <style:table-cell-properties fo:border-top="none" fo:border-bottom="2pt solid #000000" fo:border-left="none" fo:border-right="none"/>
    </style:style>
    <style:style style:name="ce9" style:family="table-cell" style:parent-style-name="Default" style:data-style-name="N37">
      <style:table-cell-properties fo:border-top="none" fo:border-bottom="2pt solid #000000" fo:border-left="none" fo:border-right="2pt solid #000000"/>
    </style:style>
    <style:style style:name="ce10" style:family="table-cell" style:parent-style-name="Default" style:data-style-name="N36"/>
    <style:style style:name="ce11" style:family="table-cell" style:parent-style-name="Default" style:data-style-name="N36">
      <style:table-cell-properties fo:border-top="none" fo:border-bottom="none" fo:border-left="none" fo:border-right="2pt solid #000000"/>
    </style:style>
    <style:style style:name="ce12" style:family="table-cell" style:parent-style-name="Default" style:data-style-name="N36">
      <style:table-cell-properties fo:background-color="transparent"/>
    </style:style>
    <style:style style:name="ce13" style:family="table-cell" style:parent-style-name="Default" style:data-style-name="N36">
      <style:table-cell-properties fo:border-top="none" fo:border-bottom="2pt solid #000000" fo:border-left="none" fo:border-right="none"/>
    </style:style>
    <style:style style:name="ce14" style:family="table-cell" style:parent-style-name="Default" style:data-style-name="N36">
      <style:table-cell-properties fo:border-top="none" fo:border-bottom="2pt solid #000000" fo:border-left="none" fo:border-right="2pt solid #000000"/>
    </style:style>
    <style:style style:name="ce15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2pt solid #000000" fo:border-bottom="none" fo:border-left="2pt solid #000000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2pt solid #000000" fo:border-bottom="none" fo:border-left="none" fo:border-right="2pt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2pt solid #000000" fo:border-bottom="none" fo:border-left="none" fo:border-right="2pt solid #000000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fo:color="#FF0000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2pt solid #000000" fo:border-bottom="none" fo:border-left="none" fo:border-right="2pt solid #000000" style:vertical-align="automatic" style:repeat-content="false"/>
      <style:paragraph-properties fo:text-align="end" fo:margin-right="0cm"/>
      <style:text-properties fo:color="#FF0000" fo:font-weight="bold" style:font-weight-asian="bold" style:font-weight-complex="bold"/>
    </style:style>
    <style:style style:name="ce24" style:family="table-cell" style:parent-style-name="Default" style:data-style-name="N37">
      <style:text-properties fo:color="#FF0000"/>
    </style:style>
    <style:style style:name="ce25" style:family="table-cell" style:parent-style-name="Default" style:data-style-name="N37">
      <style:table-cell-properties fo:border-top="none" fo:border-bottom="none" fo:border-left="none" fo:border-right="2pt solid #000000"/>
      <style:text-properties fo:color="#FF0000"/>
    </style:style>
    <style:style style:name="ce26" style:family="table-cell" style:parent-style-name="Default" style:data-style-name="N37">
      <style:table-cell-properties fo:border-top="none" fo:border-bottom="2pt solid #000000" fo:border-left="none" fo:border-right="none"/>
      <style:text-properties fo:color="#FF0000"/>
    </style:style>
    <style:style style:name="ce27" style:family="table-cell" style:parent-style-name="Default" style:data-style-name="N37">
      <style:table-cell-properties fo:border-top="none" fo:border-bottom="2pt solid #000000" fo:border-left="none" fo:border-right="2pt solid #000000"/>
      <style:text-properties fo:color="#FF0000"/>
    </style:style>
    <style:style style:name="ce28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31" style:family="table-cell" style:parent-style-name="Default" style:data-style-name="N0">
      <style:text-properties fo:color="#FF0000"/>
    </style:style>
    <style:style style:name="ce32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2pt solid #000000" fo:border-bottom="none" fo:border-left="none" fo:border-right="2pt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4870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number-columns-spanned="6" table:number-rows-spanned="1" table:style-name="ce15">
            <text:p>BTC</text:p>
          </table:table-cell>
          <table:covered-table-cell table:number-columns-repeated="5"/>
          <table:table-cell office:value-type="string" table:number-columns-spanned="6" table:number-rows-spanned="1" table:style-name="ce15">
            <text:p>PTC</text:p>
          </table:table-cell>
          <table:covered-table-cell table:number-columns-repeated="5"/>
          <table:table-cell office:value-type="string" table:number-columns-spanned="6" table:number-rows-spanned="1" table:style-name="ce15">
            <text:p>ATC</text:p>
          </table:table-cell>
          <table:covered-table-cell table:number-columns-repeated="5"/>
          <table:table-cell table:number-columns-repeated="16366"/>
        </table:table-row>
        <table:table-row table:style-name="ro2">
          <table:table-cell office:value-type="string" table:style-name="ce2">
            <text:p>10-4M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3">
            <text:p>C</text:p>
          </table:table-cell>
          <table:table-cell office:value-type="string" table:style-name="ce2">
            <text:p>10-4M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3">
            <text:p>C</text:p>
          </table:table-cell>
          <table:table-cell office:value-type="string" table:style-name="ce2">
            <text:p>10-4M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3">
            <text:p>C</text:p>
          </table:table-cell>
          <table:table-cell table:number-columns-repeated="16366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8.9999999999999993E-3" table:style-name="ce4">
            <text:p>0,0090</text:p>
          </table:table-cell>
          <table:table-cell office:value-type="float" office:value="2.8999999999999998E-3" table:style-name="ce4">
            <text:p>0,0029</text:p>
          </table:table-cell>
          <table:table-cell office:value-type="float" office:value="1.7500000000000002E-2" table:style-name="ce4">
            <text:p>0,0175</text:p>
          </table:table-cell>
          <table:table-cell office:value-type="float" office:value="1.52E-2" table:style-name="ce4">
            <text:p>0,0152</text:p>
          </table:table-cell>
          <table:table-cell office:value-type="float" office:value="1.0999999999999999E-2" table:style-name="ce5">
            <text:p>0,0110</text:p>
          </table:table-cell>
          <table:table-cell office:value-type="float" office:value="0.125" table:style-name="ce2">
            <text:p>0,125</text:p>
          </table:table-cell>
          <table:table-cell office:value-type="float" office:value="3.0000000000000001E-3" table:style-name="ce4">
            <text:p>0,0030</text:p>
          </table:table-cell>
          <table:table-cell office:value-type="float" office:value="1.5E-3" table:style-name="ce4">
            <text:p>0,0015</text:p>
          </table:table-cell>
          <table:table-cell office:value-type="float" office:value="5.6000000000000001E-2" table:style-name="ce4">
            <text:p>0,0560</text:p>
          </table:table-cell>
          <table:table-cell office:value-type="float" office:value="5.6500000000000002E-2" table:style-name="ce4">
            <text:p>0,0565</text:p>
          </table:table-cell>
          <table:table-cell office:value-type="float" office:value="6.3700000000000007E-2" table:style-name="ce5">
            <text:p>0,0637</text:p>
          </table:table-cell>
          <table:table-cell office:value-type="float" office:value="0.125" table:style-name="ce2">
            <text:p>0,125</text:p>
          </table:table-cell>
          <table:table-cell office:value-type="float" office:value="3.3999999999999998E-3" table:style-name="ce6">
            <text:p>0,0034</text:p>
          </table:table-cell>
          <table:table-cell office:value-type="float" office:value="1.1000000000000001E-3" table:style-name="ce6">
            <text:p>0,0011</text:p>
          </table:table-cell>
          <table:table-cell office:value-type="float" office:value="0.40489999999999998" table:style-name="ce6">
            <text:p>0,4049</text:p>
          </table:table-cell>
          <table:table-cell office:value-type="float" office:value="9.8900000000000002E-2" table:style-name="ce6">
            <text:p>0,0989</text:p>
          </table:table-cell>
          <table:table-cell office:value-type="float" office:value="9.1899999999999996E-2" table:style-name="ce5">
            <text:p>0,0919</text:p>
          </table:table-cell>
          <table:table-cell table:number-columns-repeated="16366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.2999999999999999E-2" table:style-name="ce4">
            <text:p>0,0130</text:p>
          </table:table-cell>
          <table:table-cell office:value-type="float" office:value="0.01" table:style-name="ce4">
            <text:p>0,0100</text:p>
          </table:table-cell>
          <table:table-cell office:value-type="float" office:value="1.35E-2" table:style-name="ce4">
            <text:p>0,0135</text:p>
          </table:table-cell>
          <table:table-cell office:value-type="float" office:value="2.0199999999999999E-2" table:style-name="ce4">
            <text:p>0,0202</text:p>
          </table:table-cell>
          <table:table-cell office:value-type="float" office:value="2.5999999999999999E-2" table:style-name="ce5">
            <text:p>0,0260</text:p>
          </table:table-cell>
          <table:table-cell office:value-type="float" office:value="0.25" table:style-name="ce2">
            <text:p>0,25</text:p>
          </table:table-cell>
          <table:table-cell office:value-type="float" office:value="6.4000000000000003E-3" table:style-name="ce4">
            <text:p>0,0064</text:p>
          </table:table-cell>
          <table:table-cell office:value-type="float" office:value="3.2000000000000002E-3" table:style-name="ce4">
            <text:p>0,0032</text:p>
          </table:table-cell>
          <table:table-cell office:value-type="float" office:value="0.12" table:style-name="ce4">
            <text:p>0,1200</text:p>
          </table:table-cell>
          <table:table-cell office:value-type="float" office:value="0.13500000000000001" table:style-name="ce4">
            <text:p>0,1350</text:p>
          </table:table-cell>
          <table:table-cell office:value-type="float" office:value="5.3999999999999999E-2" table:style-name="ce5">
            <text:p>0,0540</text:p>
          </table:table-cell>
          <table:table-cell office:value-type="float" office:value="0.25" table:style-name="ce2">
            <text:p>0,25</text:p>
          </table:table-cell>
          <table:table-cell office:value-type="float" office:value="5.4999999999999997E-3" table:style-name="ce6">
            <text:p>0,0055</text:p>
          </table:table-cell>
          <table:table-cell office:value-type="float" office:value="1.2999999999999999E-3" table:style-name="ce6">
            <text:p>0,0013</text:p>
          </table:table-cell>
          <table:table-cell office:value-type="float" office:value="0.1749" table:style-name="ce6">
            <text:p>0,1749</text:p>
          </table:table-cell>
          <table:table-cell office:value-type="float" office:value="0.19900000000000001" table:style-name="ce6">
            <text:p>0,1990</text:p>
          </table:table-cell>
          <table:table-cell office:value-type="float" office:value="0.22270000000000001" table:style-name="ce5">
            <text:p>0,2227</text:p>
          </table:table-cell>
          <table:table-cell table:number-columns-repeated="16366"/>
        </table:table-row>
        <table:table-row table:style-name="ro1">
          <table:table-cell office:value-type="float" office:value="7" table:style-name="ce7">
            <text:p>7</text:p>
          </table:table-cell>
          <table:table-cell office:value-type="float" office:value="3.2000000000000001E-2" table:style-name="ce8">
            <text:p>0,0320</text:p>
          </table:table-cell>
          <table:table-cell office:value-type="float" office:value="3.4000000000000002E-2" table:style-name="ce8">
            <text:p>0,0340</text:p>
          </table:table-cell>
          <table:table-cell office:value-type="float" office:value="1.2E-2" table:style-name="ce8">
            <text:p>0,0120</text:p>
          </table:table-cell>
          <table:table-cell office:value-type="float" office:value="3.6999999999999998E-2" table:style-name="ce8">
            <text:p>0,0370</text:p>
          </table:table-cell>
          <table:table-cell office:value-type="float" office:value="3.9199999999999999E-2" table:style-name="ce9">
            <text:p>0,0392</text:p>
          </table:table-cell>
          <table:table-cell office:value-type="float" office:value="0.5" table:style-name="ce2">
            <text:p>0,5</text:p>
          </table:table-cell>
          <table:table-cell office:value-type="float" office:value="5.1000000000000004E-3" table:style-name="ce4">
            <text:p>0,0051</text:p>
          </table:table-cell>
          <table:table-cell office:value-type="float" office:value="6.0000000000000001E-3" table:style-name="ce4">
            <text:p>0,0060</text:p>
          </table:table-cell>
          <table:table-cell office:value-type="float" office:value="0.23300000000000001" table:style-name="ce4">
            <text:p>0,2330</text:p>
          </table:table-cell>
          <table:table-cell office:value-type="float" office:value="0.23100000000000001" table:style-name="ce4">
            <text:p>0,2310</text:p>
          </table:table-cell>
          <table:table-cell office:value-type="float" office:value="0.20499999999999999" table:style-name="ce5">
            <text:p>0,2050</text:p>
          </table:table-cell>
          <table:table-cell office:value-type="float" office:value="0.5" table:style-name="ce2">
            <text:p>0,5</text:p>
          </table:table-cell>
          <table:table-cell office:value-type="float" office:value="1.9800000000000002E-2" table:style-name="ce6">
            <text:p>0,0198</text:p>
          </table:table-cell>
          <table:table-cell office:value-type="float" office:value="6.6E-3" table:style-name="ce6">
            <text:p>0,0066</text:p>
          </table:table-cell>
          <table:table-cell office:value-type="float" office:value="0.41310000000000002" table:style-name="ce6">
            <text:p>0,4131</text:p>
          </table:table-cell>
          <table:table-cell office:value-type="float" office:value="0.39950000000000002" table:style-name="ce6">
            <text:p>0,3995</text:p>
          </table:table-cell>
          <table:table-cell office:value-type="float" office:value="0.39340000000000003" table:style-name="ce5">
            <text:p>0,3934</text:p>
          </table:table-cell>
          <table:table-cell table:number-columns-repeated="16366"/>
        </table:table-row>
        <table:table-row table:style-name="ro2">
          <table:table-cell table:number-columns-repeated="6" table:style-name="ce1"/>
          <table:table-cell office:value-type="float" office:value="1" table:style-name="ce2">
            <text:p>1</text:p>
          </table:table-cell>
          <table:table-cell office:value-type="float" office:value="1.2E-2" table:style-name="ce4">
            <text:p>0,0120</text:p>
          </table:table-cell>
          <table:table-cell office:value-type="float" office:value="6.6E-3" table:style-name="ce4">
            <text:p>0,0066</text:p>
          </table:table-cell>
          <table:table-cell office:value-type="float" office:value="0.35899999999999999" table:style-name="ce4">
            <text:p>0,3590</text:p>
          </table:table-cell>
          <table:table-cell office:value-type="float" office:value="0.44600000000000001" table:style-name="ce4">
            <text:p>0,4460</text:p>
          </table:table-cell>
          <table:table-cell office:value-type="float" office:value="0.42499999999999999" table:style-name="ce5">
            <text:p>0,4250</text:p>
          </table:table-cell>
          <table:table-cell office:value-type="float" office:value="1" table:style-name="ce2">
            <text:p>1</text:p>
          </table:table-cell>
          <table:table-cell office:value-type="float" office:value="1.8700000000000001E-2" table:style-name="ce6">
            <text:p>0,0187</text:p>
          </table:table-cell>
          <table:table-cell office:value-type="float" office:value="1.8200000000000001E-2" table:style-name="ce6">
            <text:p>0,0182</text:p>
          </table:table-cell>
          <table:table-cell office:value-type="float" office:value="0.62539999999999996" table:style-name="ce6">
            <text:p>0,6254</text:p>
          </table:table-cell>
          <table:table-cell office:value-type="float" office:value="0.76149999999999995" table:style-name="ce6">
            <text:p>0,7615</text:p>
          </table:table-cell>
          <table:table-cell office:value-type="float" office:value="0.64119999999999999" table:style-name="ce5">
            <text:p>0,6412</text:p>
          </table:table-cell>
          <table:table-cell table:number-columns-repeated="16366"/>
        </table:table-row>
        <table:table-row table:style-name="ro2">
          <table:table-cell table:number-columns-repeated="6" table:style-name="ce1"/>
          <table:table-cell office:value-type="float" office:value="3" table:style-name="ce2">
            <text:p>3</text:p>
          </table:table-cell>
          <table:table-cell office:value-type="float" office:value="3.1E-2" table:style-name="ce4">
            <text:p>0,0310</text:p>
          </table:table-cell>
          <table:table-cell office:value-type="float" office:value="1.2999999999999999E-2" table:style-name="ce4">
            <text:p>0,0130</text:p>
          </table:table-cell>
          <table:table-cell office:value-type="float" office:value="0.67700000000000005" table:style-name="ce4">
            <text:p>0,6770</text:p>
          </table:table-cell>
          <table:table-cell office:value-type="float" office:value="0.71899999999999997" table:style-name="ce4">
            <text:p>0,7190</text:p>
          </table:table-cell>
          <table:table-cell office:value-type="float" office:value="0.72899999999999998" table:style-name="ce5">
            <text:p>0,7290</text:p>
          </table:table-cell>
          <table:table-cell office:value-type="float" office:value="3" table:style-name="ce2">
            <text:p>3</text:p>
          </table:table-cell>
          <table:table-cell office:value-type="float" office:value="3.6600000000000001E-2" table:style-name="ce6">
            <text:p>0,0366</text:p>
          </table:table-cell>
          <table:table-cell office:value-type="float" office:value="0.74619999999999997" table:style-name="ce6">
            <text:p>0,7462</text:p>
          </table:table-cell>
          <table:table-cell office:value-type="float" office:value="1.3707" table:style-name="ce6">
            <text:p>1,3707</text:p>
          </table:table-cell>
          <table:table-cell office:value-type="float" office:value="1.2970999999999999" table:style-name="ce6">
            <text:p>1,2971</text:p>
          </table:table-cell>
          <table:table-cell office:value-type="float" office:value="1.3489" table:style-name="ce5">
            <text:p>1,3489</text:p>
          </table:table-cell>
          <table:table-cell table:number-columns-repeated="16366"/>
        </table:table-row>
        <table:table-row table:style-name="ro2">
          <table:table-cell table:number-columns-repeated="6" table:style-name="ce1"/>
          <table:table-cell office:value-type="float" office:value="5" table:style-name="ce2">
            <text:p>5</text:p>
          </table:table-cell>
          <table:table-cell office:value-type="float" office:value="3.9E-2" table:style-name="ce4">
            <text:p>0,0390</text:p>
          </table:table-cell>
          <table:table-cell office:value-type="float" office:value="1.4E-2" table:style-name="ce4">
            <text:p>0,0140</text:p>
          </table:table-cell>
          <table:table-cell office:value-type="float" office:value="0.875" table:style-name="ce4">
            <text:p>0,8750</text:p>
          </table:table-cell>
          <table:table-cell office:value-type="float" office:value="0.97" table:style-name="ce4">
            <text:p>0,9700</text:p>
          </table:table-cell>
          <table:table-cell office:value-type="float" office:value="0.90700000000000003" table:style-name="ce5">
            <text:p>0,9070</text:p>
          </table:table-cell>
          <table:table-cell office:value-type="float" office:value="5" table:style-name="ce2">
            <text:p>5</text:p>
          </table:table-cell>
          <table:table-cell office:value-type="float" office:value="4.1000000000000002E-2" table:style-name="ce6">
            <text:p>0,0410</text:p>
          </table:table-cell>
          <table:table-cell office:value-type="float" office:value="3.1600000000000003E-2" table:style-name="ce6">
            <text:p>0,0316</text:p>
          </table:table-cell>
          <table:table-cell office:value-type="float" office:value="1.651" table:style-name="ce6">
            <text:p>1,6510</text:p>
          </table:table-cell>
          <table:table-cell office:value-type="float" office:value="1.4239999999999999" table:style-name="ce6">
            <text:p>1,4240</text:p>
          </table:table-cell>
          <table:table-cell office:value-type="float" office:value="1.2786" table:style-name="ce5">
            <text:p>1,2786</text:p>
          </table:table-cell>
          <table:table-cell table:number-columns-repeated="16366"/>
        </table:table-row>
        <table:table-row table:style-name="ro1">
          <table:table-cell table:number-columns-repeated="6" table:style-name="ce1"/>
          <table:table-cell office:value-type="float" office:value="7" table:style-name="ce7">
            <text:p>7</text:p>
          </table:table-cell>
          <table:table-cell office:value-type="float" office:value="3.9E-2" table:style-name="ce8">
            <text:p>0,0390</text:p>
          </table:table-cell>
          <table:table-cell office:value-type="float" office:value="3.6999999999999998E-2" table:style-name="ce8">
            <text:p>0,0370</text:p>
          </table:table-cell>
          <table:table-cell office:value-type="float" office:value="0.86199999999999999" table:style-name="ce8">
            <text:p>0,8620</text:p>
          </table:table-cell>
          <table:table-cell office:value-type="float" office:value="0.85199999999999998" table:style-name="ce8">
            <text:p>0,8520</text:p>
          </table:table-cell>
          <table:table-cell office:value-type="float" office:value="1.224" table:style-name="ce9">
            <text:p>1,2240</text:p>
          </table:table-cell>
          <table:table-cell office:value-type="float" office:value="7" table:style-name="ce2">
            <text:p>7</text:p>
          </table:table-cell>
          <table:table-cell office:value-type="float" office:value="6.8000000000000005E-2" table:style-name="ce6">
            <text:p>0,0680</text:p>
          </table:table-cell>
          <table:table-cell office:value-type="float" office:value="4.1599999999999998E-2" table:style-name="ce6">
            <text:p>0,0416</text:p>
          </table:table-cell>
          <table:table-cell office:value-type="float" office:value="1.5908" table:style-name="ce6">
            <text:p>1,5908</text:p>
          </table:table-cell>
          <table:table-cell office:value-type="float" office:value="1.4937" table:style-name="ce6">
            <text:p>1,4937</text:p>
          </table:table-cell>
          <table:table-cell office:value-type="float" office:value="1.4952000000000001" table:style-name="ce5">
            <text:p>1,4952</text:p>
          </table:table-cell>
          <table:table-cell table:number-columns-repeated="16366"/>
        </table:table-row>
        <table:table-row table:style-name="ro2">
          <table:table-cell table:number-columns-repeated="12" table:style-name="ce1"/>
          <table:table-cell office:value-type="float" office:value="50" table:style-name="ce2">
            <text:p>50</text:p>
          </table:table-cell>
          <table:table-cell office:value-type="float" office:value="0.27400000000000002" table:style-name="ce6">
            <text:p>0,2740</text:p>
          </table:table-cell>
          <table:table-cell office:value-type="float" office:value="0.27100000000000002" table:style-name="ce6">
            <text:p>0,2710</text:p>
          </table:table-cell>
          <table:table-cell office:value-type="float" office:value="1.5069999999999999" table:style-name="ce6">
            <text:p>1,5070</text:p>
          </table:table-cell>
          <table:table-cell office:value-type="float" office:value="1.508" table:style-name="ce6">
            <text:p>1,5080</text:p>
          </table:table-cell>
          <table:table-cell office:value-type="float" office:value="1.5867" table:style-name="ce5">
            <text:p>1,5867</text:p>
          </table:table-cell>
          <table:table-cell table:number-columns-repeated="16366"/>
        </table:table-row>
        <table:table-row table:style-name="ro1">
          <table:table-cell table:number-columns-repeated="12" table:style-name="ce1"/>
          <table:table-cell office:value-type="float" office:value="100" table:style-name="ce7">
            <text:p>100</text:p>
          </table:table-cell>
          <table:table-cell office:value-type="float" office:value="0.49659999999999999" table:style-name="ce8">
            <text:p>0,4966</text:p>
          </table:table-cell>
          <table:table-cell office:value-type="float" office:value="0.48449999999999999" table:style-name="ce8">
            <text:p>0,4845</text:p>
          </table:table-cell>
          <table:table-cell office:value-type="float" office:value="1.4729000000000001" table:style-name="ce8">
            <text:p>1,4729</text:p>
          </table:table-cell>
          <table:table-cell office:value-type="float" office:value="1.5608" table:style-name="ce8">
            <text:p>1,5608</text:p>
          </table:table-cell>
          <table:table-cell office:value-type="float" office:value="1.542" table:style-name="ce9">
            <text:p>1,5420</text:p>
          </table:table-cell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15">
            <text:p>ATC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température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3">
            <text:p>C</text:p>
          </table:table-cell>
          <table:table-cell table:number-columns-repeated="16378" table:style-name="ce1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float" office:value="1.5E-3" table:style-name="ce10">
            <text:p>0,002</text:p>
          </table:table-cell>
          <table:table-cell office:value-type="float" office:value="6.9999999999999999E-4" table:style-name="ce10">
            <text:p>0,001</text:p>
          </table:table-cell>
          <table:table-cell office:value-type="float" office:value="0.41699999999999998" table:style-name="ce10">
            <text:p>0,417</text:p>
          </table:table-cell>
          <table:table-cell office:value-type="float" office:value="0.36099999999999999" table:style-name="ce10">
            <text:p>0,361</text:p>
          </table:table-cell>
          <table:table-cell office:value-type="float" office:value="0.33900000000000002" table:style-name="ce11">
            <text:p>0,339</text:p>
          </table:table-cell>
          <table:table-cell table:number-columns-repeated="16378" table:style-name="ce1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float" office:value="2.29E-2" table:style-name="ce10">
            <text:p>0,023</text:p>
          </table:table-cell>
          <table:table-cell office:value-type="float" office:value="5.5999999999999999E-3" table:style-name="ce10">
            <text:p>0,006</text:p>
          </table:table-cell>
          <table:table-cell office:value-type="float" office:value="0.497" table:style-name="ce10">
            <text:p>0,497</text:p>
          </table:table-cell>
          <table:table-cell office:value-type="float" office:value="0.54100000000000004" table:style-name="ce10">
            <text:p>0,541</text:p>
          </table:table-cell>
          <table:table-cell office:value-type="float" office:value="0.53700000000000003" table:style-name="ce11">
            <text:p>0,537</text:p>
          </table:table-cell>
          <table:table-cell table:number-columns-repeated="16378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float" office:value="1.37E-2" table:style-name="ce10">
            <text:p>0,014</text:p>
          </table:table-cell>
          <table:table-cell office:value-type="float" office:value="8.0999999999999996E-3" table:style-name="ce10">
            <text:p>0,008</text:p>
          </table:table-cell>
          <table:table-cell office:value-type="float" office:value="0.56499999999999995" table:style-name="ce10">
            <text:p>0,565</text:p>
          </table:table-cell>
          <table:table-cell office:value-type="float" office:value="0.63400000000000001" table:style-name="ce10">
            <text:p>0,634</text:p>
          </table:table-cell>
          <table:table-cell office:value-type="float" office:value="0.55000000000000004" table:style-name="ce11">
            <text:p>0,550</text:p>
          </table:table-cell>
          <table:table-cell table:number-columns-repeated="16378"/>
        </table:table-row>
        <table:table-row table:style-name="ro2">
          <table:table-cell office:value-type="float" office:value="26" table:style-name="ce2">
            <text:p>26</text:p>
          </table:table-cell>
          <table:table-cell office:value-type="float" office:value="3.6999999999999998E-2" table:style-name="ce12">
            <text:p>0,037</text:p>
          </table:table-cell>
          <table:table-cell office:value-type="float" office:value="1.15E-2" table:style-name="ce12">
            <text:p>0,012</text:p>
          </table:table-cell>
          <table:table-cell office:value-type="float" office:value="0.65800000000000003" table:style-name="ce10">
            <text:p>0,658</text:p>
          </table:table-cell>
          <table:table-cell office:value-type="float" office:value="0.60099999999999998" table:style-name="ce10">
            <text:p>0,601</text:p>
          </table:table-cell>
          <table:table-cell office:value-type="float" office:value="8.5999999999999993E-2" table:style-name="ce11">
            <text:p>0,086</text:p>
          </table:table-cell>
          <table:table-cell table:number-columns-repeated="16378"/>
        </table:table-row>
        <table:table-row table:style-name="ro2">
          <table:table-cell office:value-type="float" office:value="27" table:style-name="ce2">
            <text:p>27</text:p>
          </table:table-cell>
          <table:table-cell office:value-type="float" office:value="2.86E-2" table:style-name="ce12">
            <text:p>0,029</text:p>
          </table:table-cell>
          <table:table-cell office:value-type="float" office:value="1.2800000000000001E-2" table:style-name="ce12">
            <text:p>0,013</text:p>
          </table:table-cell>
          <table:table-cell office:value-type="float" office:value="0.73299999999999998" table:style-name="ce10">
            <text:p>0,733</text:p>
          </table:table-cell>
          <table:table-cell office:value-type="float" office:value="0.71" table:style-name="ce10">
            <text:p>0,710</text:p>
          </table:table-cell>
          <table:table-cell office:value-type="float" office:value="0.51300000000000001" table:style-name="ce11">
            <text:p>0,513</text:p>
          </table:table-cell>
          <table:table-cell table:number-columns-repeated="16378"/>
        </table:table-row>
        <table:table-row table:style-name="ro2">
          <table:table-cell office:value-type="float" office:value="30" table:style-name="ce2">
            <text:p>30</text:p>
          </table:table-cell>
          <table:table-cell office:value-type="float" office:value="4.2500000000000003E-2" table:style-name="ce12">
            <text:p>0,043</text:p>
          </table:table-cell>
          <table:table-cell office:value-type="float" office:value="1.3899999999999999E-2" table:style-name="ce12">
            <text:p>0,014</text:p>
          </table:table-cell>
          <table:table-cell office:value-type="float" office:value="0.76400000000000001" table:style-name="ce10">
            <text:p>0,764</text:p>
          </table:table-cell>
          <table:table-cell office:value-type="float" office:value="0.75700000000000001" table:style-name="ce10">
            <text:p>0,757</text:p>
          </table:table-cell>
          <table:table-cell office:value-type="float" office:value="0.79100000000000004" table:style-name="ce11">
            <text:p>0,791</text:p>
          </table:table-cell>
          <table:table-cell table:number-columns-repeated="16378"/>
        </table:table-row>
        <table:table-row table:style-name="ro2">
          <table:table-cell office:value-type="float" office:value="34" table:style-name="ce2">
            <text:p>34</text:p>
          </table:table-cell>
          <table:table-cell office:value-type="float" office:value="2.64E-2" table:style-name="ce12">
            <text:p>0,026</text:p>
          </table:table-cell>
          <table:table-cell office:value-type="float" office:value="8.3000000000000001E-3" table:style-name="ce12">
            <text:p>0,008</text:p>
          </table:table-cell>
          <table:table-cell office:value-type="float" office:value="0.79600000000000004" table:style-name="ce10">
            <text:p>0,796</text:p>
          </table:table-cell>
          <table:table-cell office:value-type="float" office:value="0.81599999999999995" table:style-name="ce10">
            <text:p>0,816</text:p>
          </table:table-cell>
          <table:table-cell office:value-type="float" office:value="0.86899999999999999" table:style-name="ce11">
            <text:p>0,869</text:p>
          </table:table-cell>
          <table:table-cell table:number-columns-repeated="16378"/>
        </table:table-row>
        <table:table-row table:style-name="ro2">
          <table:table-cell office:value-type="float" office:value="37" table:style-name="ce2">
            <text:p>37</text:p>
          </table:table-cell>
          <table:table-cell office:value-type="float" office:value="2.0899999999999998E-2" table:style-name="ce12">
            <text:p>0,021</text:p>
          </table:table-cell>
          <table:table-cell office:value-type="float" office:value="1.84E-2" table:style-name="ce12">
            <text:p>0,018</text:p>
          </table:table-cell>
          <table:table-cell office:value-type="float" office:value="1.042" table:style-name="ce10">
            <text:p>1,042</text:p>
          </table:table-cell>
          <table:table-cell office:value-type="float" office:value="0.84299999999999997" table:style-name="ce10">
            <text:p>0,843</text:p>
          </table:table-cell>
          <table:table-cell office:value-type="float" office:value="0.93700000000000006" table:style-name="ce11">
            <text:p>0,937</text:p>
          </table:table-cell>
          <table:table-cell table:number-columns-repeated="16378"/>
        </table:table-row>
        <table:table-row table:style-name="ro2">
          <table:table-cell office:value-type="float" office:value="45" table:style-name="ce2">
            <text:p>45</text:p>
          </table:table-cell>
          <table:table-cell office:value-type="float" office:value="3.04E-2" table:style-name="ce12">
            <text:p>0,030</text:p>
          </table:table-cell>
          <table:table-cell office:value-type="float" office:value="0.192" table:style-name="ce12">
            <text:p>0,192</text:p>
          </table:table-cell>
          <table:table-cell office:value-type="float" office:value="0.83899999999999997" table:style-name="ce10">
            <text:p>0,839</text:p>
          </table:table-cell>
          <table:table-cell office:value-type="float" office:value="1.0169999999999999" table:style-name="ce10">
            <text:p>1,017</text:p>
          </table:table-cell>
          <table:table-cell office:value-type="float" office:value="0.92700000000000005" table:style-name="ce11">
            <text:p>0,927</text:p>
          </table:table-cell>
          <table:table-cell table:number-columns-repeated="16378"/>
        </table:table-row>
        <table:table-row table:style-name="ro1">
          <table:table-cell office:value-type="float" office:value="50" table:style-name="ce7">
            <text:p>50</text:p>
          </table:table-cell>
          <table:table-cell office:value-type="float" office:value="4.8000000000000001E-2" table:style-name="ce13">
            <text:p>0,048</text:p>
          </table:table-cell>
          <table:table-cell office:value-type="float" office:value="1.6500000000000001E-2" table:style-name="ce13">
            <text:p>0,017</text:p>
          </table:table-cell>
          <table:table-cell office:value-type="float" office:value="0.78100000000000003" table:style-name="ce13">
            <text:p>0,781</text:p>
          </table:table-cell>
          <table:table-cell office:value-type="float" office:value="0.58499999999999996" table:style-name="ce13">
            <text:p>0,585</text:p>
          </table:table-cell>
          <table:table-cell office:value-type="float" office:value="0.36899999999999999" table:style-name="ce14">
            <text:p>0,369</text:p>
          </table:table-cell>
          <table:table-cell table:number-columns-repeated="16378"/>
        </table:table-row>
        <table:table-row table:number-rows-repeated="1048551" table:style-name="ro2">
          <table:table-cell table:number-columns-repeated="16384"/>
        </table:table-row>
      </table:table>
      <table:table table:name="Feuil1" table:style-name="ta2">
        <table:table-column table:style-name="co3" table:default-cell-style-name="ce1"/>
        <table:table-column table:style-name="co2" table:number-columns-repeated="16383" table:default-cell-style-name="ce1"/>
        <table:table-row table:style-name="ro1">
          <table:table-cell office:value-type="string" table:number-columns-spanned="10" table:number-rows-spanned="1" table:style-name="ce15">
            <text:p>BTC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style-name="ce16">
            <text:p>10-4M</text:p>
          </table:table-cell>
          <table:table-cell office:value-type="string" table:style-name="ce17">
            <text:p>T1</text:p>
          </table:table-cell>
          <table:table-cell office:value-type="string" table:style-name="ce17">
            <text:p>T2</text:p>
          </table:table-cell>
          <table:table-cell office:value-type="string" table:style-name="ce18">
            <text:p>Tem moy</text:p>
          </table:table-cell>
          <table:table-cell office:value-type="string" table:style-name="ce17">
            <text:p>A</text:p>
          </table:table-cell>
          <table:table-cell office:value-type="string" table:style-name="ce18">
            <text:p>A-T</text:p>
          </table:table-cell>
          <table:table-cell office:value-type="string" table:style-name="ce17">
            <text:p>B</text:p>
          </table:table-cell>
          <table:table-cell office:value-type="string" table:style-name="ce18">
            <text:p>B-T</text:p>
          </table:table-cell>
          <table:table-cell office:value-type="string" table:style-name="ce17">
            <text:p>C</text:p>
          </table:table-cell>
          <table:table-cell office:value-type="string" table:style-name="ce19">
            <text:p>C-T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8.9999999999999993E-3" table:style-name="ce4">
            <text:p>0,0090</text:p>
          </table:table-cell>
          <table:table-cell office:value-type="float" office:value="2.8999999999999998E-3" table:style-name="ce4">
            <text:p>0,0029</text:p>
          </table:table-cell>
          <table:table-cell office:value-type="float" office:value="5.9499999999999996E-3" table:formula="msoxl:=(B3+C3)/2" table:style-name="ce4">
            <text:p>0,0060</text:p>
          </table:table-cell>
          <table:table-cell office:value-type="float" office:value="1.7500000000000002E-2" table:style-name="ce4">
            <text:p>0,0175</text:p>
          </table:table-cell>
          <table:table-cell office:value-type="float" office:value="1.1550000000000001E-2" table:formula="msoxl:=E3-D3" table:style-name="ce4">
            <text:p>0,0116</text:p>
          </table:table-cell>
          <table:table-cell office:value-type="float" office:value="1.52E-2" table:style-name="ce4">
            <text:p>0,0152</text:p>
          </table:table-cell>
          <table:table-cell office:value-type="float" office:value="9.2500000000000013E-3" table:formula="msoxl:=G3-D3" table:style-name="ce4">
            <text:p>0,0093</text:p>
          </table:table-cell>
          <table:table-cell office:value-type="float" office:value="1.0999999999999999E-2" table:style-name="ce4">
            <text:p>0,0110</text:p>
          </table:table-cell>
          <table:table-cell office:value-type="float" office:value="5.0499999999999998E-3" table:formula="msoxl:=I3-D3" table:style-name="ce5">
            <text:p>0,005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.2999999999999999E-2" table:style-name="ce4">
            <text:p>0,0130</text:p>
          </table:table-cell>
          <table:table-cell office:value-type="float" office:value="0.01" table:style-name="ce4">
            <text:p>0,0100</text:p>
          </table:table-cell>
          <table:table-cell office:value-type="float" office:value="1.15E-2" table:formula="msoxl:=(B4+C4)/2" table:style-name="ce4">
            <text:p>0,0115</text:p>
          </table:table-cell>
          <table:table-cell office:value-type="float" office:value="1.35E-2" table:style-name="ce4">
            <text:p>0,0135</text:p>
          </table:table-cell>
          <table:table-cell office:value-type="float" office:value="2E-3" table:formula="msoxl:=E4-D4" table:style-name="ce4">
            <text:p>0,0020</text:p>
          </table:table-cell>
          <table:table-cell office:value-type="float" office:value="2.0199999999999999E-2" table:style-name="ce4">
            <text:p>0,0202</text:p>
          </table:table-cell>
          <table:table-cell office:value-type="float" office:value="8.6999999999999994E-3" table:formula="msoxl:=G4-D4" table:style-name="ce4">
            <text:p>0,0087</text:p>
          </table:table-cell>
          <table:table-cell office:value-type="float" office:value="2.5999999999999999E-2" table:style-name="ce4">
            <text:p>0,0260</text:p>
          </table:table-cell>
          <table:table-cell office:value-type="float" office:value="1.4499999999999999E-2" table:formula="msoxl:=I4-D4" table:style-name="ce5">
            <text:p>0,0145</text:p>
          </table:table-cell>
          <table:table-cell table:number-columns-repeated="16374"/>
        </table:table-row>
        <table:table-row table:style-name="ro1">
          <table:table-cell office:value-type="float" office:value="7" table:style-name="ce7">
            <text:p>7</text:p>
          </table:table-cell>
          <table:table-cell office:value-type="float" office:value="3.2000000000000001E-2" table:style-name="ce8">
            <text:p>0,0320</text:p>
          </table:table-cell>
          <table:table-cell office:value-type="float" office:value="3.4000000000000002E-2" table:style-name="ce8">
            <text:p>0,0340</text:p>
          </table:table-cell>
          <table:table-cell office:value-type="float" office:value="3.3000000000000002E-2" table:formula="msoxl:=(B5+C5)/2" table:style-name="ce8">
            <text:p>0,0330</text:p>
          </table:table-cell>
          <table:table-cell office:value-type="float" office:value="1.2E-2" table:style-name="ce8">
            <text:p>0,0120</text:p>
          </table:table-cell>
          <table:table-cell office:value-type="float" office:value="-2.1000000000000001E-2" table:formula="msoxl:=E5-D5" table:style-name="ce8">
            <text:p>-0,0210</text:p>
          </table:table-cell>
          <table:table-cell office:value-type="float" office:value="3.6999999999999998E-2" table:style-name="ce8">
            <text:p>0,0370</text:p>
          </table:table-cell>
          <table:table-cell office:value-type="float" office:value="3.9999999999999966E-3" table:formula="msoxl:=G5-D5" table:style-name="ce8">
            <text:p>0,0040</text:p>
          </table:table-cell>
          <table:table-cell office:value-type="float" office:value="3.9199999999999999E-2" table:style-name="ce8">
            <text:p>0,0392</text:p>
          </table:table-cell>
          <table:table-cell office:value-type="float" office:value="6.1999999999999972E-3" table:formula="msoxl:=I5-D5" table:style-name="ce9">
            <text:p>0,0062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10" table:number-rows-spanned="1" table:style-name="ce15">
            <text:p>PTC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style-name="ce16">
            <text:p>10-4M</text:p>
          </table:table-cell>
          <table:table-cell office:value-type="string" table:style-name="ce17">
            <text:p>T1</text:p>
          </table:table-cell>
          <table:table-cell office:value-type="string" table:style-name="ce17">
            <text:p>T2</text:p>
          </table:table-cell>
          <table:table-cell office:value-type="string" table:style-name="ce18">
            <text:p>Tem moy</text:p>
          </table:table-cell>
          <table:table-cell office:value-type="string" table:style-name="ce17">
            <text:p>A</text:p>
          </table:table-cell>
          <table:table-cell office:value-type="string" table:style-name="ce18">
            <text:p>A-T</text:p>
          </table:table-cell>
          <table:table-cell office:value-type="string" table:style-name="ce17">
            <text:p>B</text:p>
          </table:table-cell>
          <table:table-cell office:value-type="string" table:style-name="ce18">
            <text:p>B-T</text:p>
          </table:table-cell>
          <table:table-cell office:value-type="string" table:style-name="ce17">
            <text:p>C</text:p>
          </table:table-cell>
          <table:table-cell office:value-type="string" table:style-name="ce19">
            <text:p>C-T</text:p>
          </table:table-cell>
          <table:table-cell table:number-columns-repeated="16374"/>
        </table:table-row>
        <table:table-row table:style-name="ro2">
          <table:table-cell office:value-type="float" office:value="0.125" table:style-name="ce2">
            <text:p>0,125</text:p>
          </table:table-cell>
          <table:table-cell office:value-type="float" office:value="3.0000000000000001E-3" table:style-name="ce4">
            <text:p>0,0030</text:p>
          </table:table-cell>
          <table:table-cell office:value-type="float" office:value="1.5E-3" table:style-name="ce4">
            <text:p>0,0015</text:p>
          </table:table-cell>
          <table:table-cell office:value-type="float" office:value="2.2500000000000003E-3" table:formula="msoxl:=(B10+C10)/2" table:style-name="ce4">
            <text:p>0,0023</text:p>
          </table:table-cell>
          <table:table-cell office:value-type="float" office:value="5.6000000000000001E-2" table:style-name="ce4">
            <text:p>0,0560</text:p>
          </table:table-cell>
          <table:table-cell office:value-type="float" office:value="5.3749999999999999E-2" table:formula="msoxl:=E10-D10" table:style-name="ce4">
            <text:p>0,0538</text:p>
          </table:table-cell>
          <table:table-cell office:value-type="float" office:value="5.6500000000000002E-2" table:style-name="ce4">
            <text:p>0,0565</text:p>
          </table:table-cell>
          <table:table-cell office:value-type="float" office:value="5.425E-2" table:formula="msoxl:=G10-D10" table:style-name="ce4">
            <text:p>0,0543</text:p>
          </table:table-cell>
          <table:table-cell office:value-type="float" office:value="6.3700000000000007E-2" table:style-name="ce4">
            <text:p>0,0637</text:p>
          </table:table-cell>
          <table:table-cell office:value-type="float" office:value="6.1450000000000005E-2" table:formula="msoxl:=I10-D10" table:style-name="ce5">
            <text:p>0,0615</text:p>
          </table:table-cell>
          <table:table-cell table:number-columns-repeated="16374"/>
        </table:table-row>
        <table:table-row table:style-name="ro2">
          <table:table-cell office:value-type="float" office:value="0.25" table:style-name="ce2">
            <text:p>0,25</text:p>
          </table:table-cell>
          <table:table-cell office:value-type="float" office:value="6.4000000000000003E-3" table:style-name="ce4">
            <text:p>0,0064</text:p>
          </table:table-cell>
          <table:table-cell office:value-type="float" office:value="3.2000000000000002E-3" table:style-name="ce4">
            <text:p>0,0032</text:p>
          </table:table-cell>
          <table:table-cell office:value-type="float" office:value="4.8000000000000004E-3" table:formula="msoxl:=(B11+C11)/2" table:style-name="ce4">
            <text:p>0,0048</text:p>
          </table:table-cell>
          <table:table-cell office:value-type="float" office:value="0.12" table:style-name="ce4">
            <text:p>0,1200</text:p>
          </table:table-cell>
          <table:table-cell office:value-type="float" office:value="0.1152" table:formula="msoxl:=E11-D11" table:style-name="ce4">
            <text:p>0,1152</text:p>
          </table:table-cell>
          <table:table-cell office:value-type="float" office:value="0.13500000000000001" table:style-name="ce4">
            <text:p>0,1350</text:p>
          </table:table-cell>
          <table:table-cell office:value-type="float" office:value="0.13020000000000001" table:formula="msoxl:=G11-D11" table:style-name="ce4">
            <text:p>0,1302</text:p>
          </table:table-cell>
          <table:table-cell office:value-type="float" office:value="5.3999999999999999E-2" table:style-name="ce4">
            <text:p>0,0540</text:p>
          </table:table-cell>
          <table:table-cell office:value-type="float" office:value="4.9200000000000001E-2" table:formula="msoxl:=I11-D11" table:style-name="ce5">
            <text:p>0,0492</text:p>
          </table:table-cell>
          <table:table-cell table:number-columns-repeated="16374"/>
        </table:table-row>
        <table:table-row table:style-name="ro2">
          <table:table-cell office:value-type="float" office:value="0.5" table:style-name="ce2">
            <text:p>0,5</text:p>
          </table:table-cell>
          <table:table-cell office:value-type="float" office:value="5.1000000000000004E-3" table:style-name="ce4">
            <text:p>0,0051</text:p>
          </table:table-cell>
          <table:table-cell office:value-type="float" office:value="6.0000000000000001E-3" table:style-name="ce4">
            <text:p>0,0060</text:p>
          </table:table-cell>
          <table:table-cell office:value-type="float" office:value="5.5500000000000002E-3" table:formula="msoxl:=(B12+C12)/2" table:style-name="ce4">
            <text:p>0,0056</text:p>
          </table:table-cell>
          <table:table-cell office:value-type="float" office:value="0.23300000000000001" table:style-name="ce4">
            <text:p>0,2330</text:p>
          </table:table-cell>
          <table:table-cell office:value-type="float" office:value="0.22745000000000001" table:formula="msoxl:=E12-D12" table:style-name="ce4">
            <text:p>0,2275</text:p>
          </table:table-cell>
          <table:table-cell office:value-type="float" office:value="0.23100000000000001" table:style-name="ce4">
            <text:p>0,2310</text:p>
          </table:table-cell>
          <table:table-cell office:value-type="float" office:value="0.22545000000000001" table:formula="msoxl:=G12-D12" table:style-name="ce4">
            <text:p>0,2255</text:p>
          </table:table-cell>
          <table:table-cell office:value-type="float" office:value="0.20499999999999999" table:style-name="ce4">
            <text:p>0,2050</text:p>
          </table:table-cell>
          <table:table-cell office:value-type="float" office:value="0.19944999999999999" table:formula="msoxl:=I12-D12" table:style-name="ce5">
            <text:p>0,199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.2E-2" table:style-name="ce4">
            <text:p>0,0120</text:p>
          </table:table-cell>
          <table:table-cell office:value-type="float" office:value="6.6E-3" table:style-name="ce4">
            <text:p>0,0066</text:p>
          </table:table-cell>
          <table:table-cell office:value-type="float" office:value="9.2999999999999992E-3" table:formula="msoxl:=(B13+C13)/2" table:style-name="ce4">
            <text:p>0,0093</text:p>
          </table:table-cell>
          <table:table-cell office:value-type="float" office:value="0.35899999999999999" table:style-name="ce4">
            <text:p>0,3590</text:p>
          </table:table-cell>
          <table:table-cell office:value-type="float" office:value="0.34970000000000001" table:formula="msoxl:=E13-D13" table:style-name="ce4">
            <text:p>0,3497</text:p>
          </table:table-cell>
          <table:table-cell office:value-type="float" office:value="0.44600000000000001" table:style-name="ce4">
            <text:p>0,4460</text:p>
          </table:table-cell>
          <table:table-cell office:value-type="float" office:value="0.43670000000000003" table:formula="msoxl:=G13-D13" table:style-name="ce4">
            <text:p>0,4367</text:p>
          </table:table-cell>
          <table:table-cell office:value-type="float" office:value="0.42499999999999999" table:style-name="ce4">
            <text:p>0,4250</text:p>
          </table:table-cell>
          <table:table-cell office:value-type="float" office:value="0.41570000000000001" table:formula="msoxl:=I13-D13" table:style-name="ce5">
            <text:p>0,4157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3.1E-2" table:style-name="ce4">
            <text:p>0,0310</text:p>
          </table:table-cell>
          <table:table-cell office:value-type="float" office:value="1.2999999999999999E-2" table:style-name="ce4">
            <text:p>0,0130</text:p>
          </table:table-cell>
          <table:table-cell office:value-type="float" office:value="2.1999999999999999E-2" table:formula="msoxl:=(B14+C14)/2" table:style-name="ce4">
            <text:p>0,0220</text:p>
          </table:table-cell>
          <table:table-cell office:value-type="float" office:value="0.67700000000000005" table:style-name="ce4">
            <text:p>0,6770</text:p>
          </table:table-cell>
          <table:table-cell office:value-type="float" office:value="0.65500000000000003" table:formula="msoxl:=E14-D14" table:style-name="ce4">
            <text:p>0,6550</text:p>
          </table:table-cell>
          <table:table-cell office:value-type="float" office:value="0.71899999999999997" table:style-name="ce4">
            <text:p>0,7190</text:p>
          </table:table-cell>
          <table:table-cell office:value-type="float" office:value="0.69699999999999995" table:formula="msoxl:=G14-D14" table:style-name="ce4">
            <text:p>0,6970</text:p>
          </table:table-cell>
          <table:table-cell office:value-type="float" office:value="0.72899999999999998" table:style-name="ce4">
            <text:p>0,7290</text:p>
          </table:table-cell>
          <table:table-cell office:value-type="float" office:value="0.70699999999999996" table:formula="msoxl:=I14-D14" table:style-name="ce5">
            <text:p>0,7070</text:p>
          </table:table-cell>
          <table:table-cell table:number-columns-repeated="16374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float" office:value="3.9E-2" table:style-name="ce4">
            <text:p>0,0390</text:p>
          </table:table-cell>
          <table:table-cell office:value-type="float" office:value="1.4E-2" table:style-name="ce4">
            <text:p>0,0140</text:p>
          </table:table-cell>
          <table:table-cell office:value-type="float" office:value="2.6499999999999999E-2" table:formula="msoxl:=(B15+C15)/2" table:style-name="ce4">
            <text:p>0,0265</text:p>
          </table:table-cell>
          <table:table-cell office:value-type="float" office:value="0.875" table:style-name="ce4">
            <text:p>0,8750</text:p>
          </table:table-cell>
          <table:table-cell office:value-type="float" office:value="0.84850000000000003" table:formula="msoxl:=E15-D15" table:style-name="ce4">
            <text:p>0,8485</text:p>
          </table:table-cell>
          <table:table-cell office:value-type="float" office:value="0.97" table:style-name="ce4">
            <text:p>0,9700</text:p>
          </table:table-cell>
          <table:table-cell office:value-type="float" office:value="0.94350000000000001" table:formula="msoxl:=G15-D15" table:style-name="ce4">
            <text:p>0,9435</text:p>
          </table:table-cell>
          <table:table-cell office:value-type="float" office:value="0.90700000000000003" table:style-name="ce4">
            <text:p>0,9070</text:p>
          </table:table-cell>
          <table:table-cell office:value-type="float" office:value="0.88050000000000006" table:formula="msoxl:=I15-D15" table:style-name="ce5">
            <text:p>0,8805</text:p>
          </table:table-cell>
          <table:table-cell table:number-columns-repeated="16374"/>
        </table:table-row>
        <table:table-row table:style-name="ro1">
          <table:table-cell office:value-type="float" office:value="7" table:style-name="ce7">
            <text:p>7</text:p>
          </table:table-cell>
          <table:table-cell office:value-type="float" office:value="3.9E-2" table:style-name="ce8">
            <text:p>0,0390</text:p>
          </table:table-cell>
          <table:table-cell office:value-type="float" office:value="3.6999999999999998E-2" table:style-name="ce8">
            <text:p>0,0370</text:p>
          </table:table-cell>
          <table:table-cell office:value-type="float" office:value="3.7999999999999999E-2" table:formula="msoxl:=(B16+C16)/2" table:style-name="ce8">
            <text:p>0,0380</text:p>
          </table:table-cell>
          <table:table-cell office:value-type="float" office:value="0.86199999999999999" table:style-name="ce8">
            <text:p>0,8620</text:p>
          </table:table-cell>
          <table:table-cell office:value-type="float" office:value="0.82399999999999995" table:formula="msoxl:=E16-D16" table:style-name="ce8">
            <text:p>0,8240</text:p>
          </table:table-cell>
          <table:table-cell office:value-type="float" office:value="0.85199999999999998" table:style-name="ce8">
            <text:p>0,8520</text:p>
          </table:table-cell>
          <table:table-cell office:value-type="float" office:value="0.81399999999999995" table:formula="msoxl:=G16-D16" table:style-name="ce8">
            <text:p>0,8140</text:p>
          </table:table-cell>
          <table:table-cell office:value-type="float" office:value="1.224" table:style-name="ce8">
            <text:p>1,2240</text:p>
          </table:table-cell>
          <table:table-cell office:value-type="float" office:value="1.1859999999999999" table:formula="msoxl:=I16-D16" table:style-name="ce9">
            <text:p>1,1860</text:p>
          </table:table-cell>
          <table:table-cell table:number-columns-repeated="16374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10" table:number-rows-spanned="1" table:style-name="ce15">
            <text:p>ATC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style-name="ce16">
            <text:p>10-4M</text:p>
          </table:table-cell>
          <table:table-cell office:value-type="string" table:style-name="ce17">
            <text:p>T1</text:p>
          </table:table-cell>
          <table:table-cell office:value-type="string" table:style-name="ce17">
            <text:p>T2</text:p>
          </table:table-cell>
          <table:table-cell office:value-type="string" table:style-name="ce18">
            <text:p>Tem moy</text:p>
          </table:table-cell>
          <table:table-cell office:value-type="string" table:style-name="ce17">
            <text:p>A</text:p>
          </table:table-cell>
          <table:table-cell office:value-type="string" table:style-name="ce18">
            <text:p>A-T</text:p>
          </table:table-cell>
          <table:table-cell office:value-type="string" table:style-name="ce17">
            <text:p>B</text:p>
          </table:table-cell>
          <table:table-cell office:value-type="string" table:style-name="ce18">
            <text:p>B-T</text:p>
          </table:table-cell>
          <table:table-cell office:value-type="string" table:style-name="ce17">
            <text:p>C</text:p>
          </table:table-cell>
          <table:table-cell office:value-type="string" table:style-name="ce20">
            <text:p>C-T</text:p>
          </table:table-cell>
          <table:table-cell table:number-columns-repeated="16374"/>
        </table:table-row>
        <table:table-row table:style-name="ro2">
          <table:table-cell office:value-type="float" office:value="0.125" table:style-name="ce2">
            <text:p>0,125</text:p>
          </table:table-cell>
          <table:table-cell office:value-type="float" office:value="3.3999999999999998E-3" table:style-name="ce6">
            <text:p>0,0034</text:p>
          </table:table-cell>
          <table:table-cell office:value-type="float" office:value="1.1000000000000001E-3" table:style-name="ce6">
            <text:p>0,0011</text:p>
          </table:table-cell>
          <table:table-cell office:value-type="float" office:value="2.2499999999999998E-3" table:formula="msoxl:=(B20+C20)/2" table:style-name="ce4">
            <text:p>0,0023</text:p>
          </table:table-cell>
          <table:table-cell office:value-type="float" office:value="0.40489999999999998" table:style-name="ce6">
            <text:p>0,4049</text:p>
          </table:table-cell>
          <table:table-cell office:value-type="float" office:value="0.40265000000000001" table:formula="msoxl:=E20-D20" table:style-name="ce4">
            <text:p>0,4027</text:p>
          </table:table-cell>
          <table:table-cell office:value-type="float" office:value="9.8900000000000002E-2" table:style-name="ce6">
            <text:p>0,0989</text:p>
          </table:table-cell>
          <table:table-cell office:value-type="float" office:value="9.665E-2" table:formula="msoxl:=G20-D20" table:style-name="ce4">
            <text:p>0,0967</text:p>
          </table:table-cell>
          <table:table-cell office:value-type="float" office:value="9.1899999999999996E-2" table:style-name="ce4">
            <text:p>0,0919</text:p>
          </table:table-cell>
          <table:table-cell office:value-type="float" office:value="8.9649999999999994E-2" table:formula="msoxl:=I20-D20" table:style-name="ce5">
            <text:p>0,0897</text:p>
          </table:table-cell>
          <table:table-cell table:number-columns-repeated="16374"/>
        </table:table-row>
        <table:table-row table:style-name="ro2">
          <table:table-cell office:value-type="float" office:value="0.25" table:style-name="ce2">
            <text:p>0,25</text:p>
          </table:table-cell>
          <table:table-cell office:value-type="float" office:value="5.4999999999999997E-3" table:style-name="ce6">
            <text:p>0,0055</text:p>
          </table:table-cell>
          <table:table-cell office:value-type="float" office:value="1.2999999999999999E-3" table:style-name="ce6">
            <text:p>0,0013</text:p>
          </table:table-cell>
          <table:table-cell office:value-type="float" office:value="3.3999999999999998E-3" table:formula="msoxl:=(B21+C21)/2" table:style-name="ce4">
            <text:p>0,0034</text:p>
          </table:table-cell>
          <table:table-cell office:value-type="float" office:value="0.1749" table:style-name="ce6">
            <text:p>0,1749</text:p>
          </table:table-cell>
          <table:table-cell office:value-type="float" office:value="0.17150000000000001" table:formula="msoxl:=E21-D21" table:style-name="ce4">
            <text:p>0,1715</text:p>
          </table:table-cell>
          <table:table-cell office:value-type="float" office:value="0.19900000000000001" table:style-name="ce6">
            <text:p>0,1990</text:p>
          </table:table-cell>
          <table:table-cell office:value-type="float" office:value="0.19560000000000002" table:formula="msoxl:=G21-D21" table:style-name="ce4">
            <text:p>0,1956</text:p>
          </table:table-cell>
          <table:table-cell office:value-type="float" office:value="0.22270000000000001" table:style-name="ce4">
            <text:p>0,2227</text:p>
          </table:table-cell>
          <table:table-cell office:value-type="float" office:value="0.21930000000000002" table:formula="msoxl:=I21-D21" table:style-name="ce5">
            <text:p>0,2193</text:p>
          </table:table-cell>
          <table:table-cell table:number-columns-repeated="16374"/>
        </table:table-row>
        <table:table-row table:style-name="ro2">
          <table:table-cell office:value-type="float" office:value="0.5" table:style-name="ce2">
            <text:p>0,5</text:p>
          </table:table-cell>
          <table:table-cell office:value-type="float" office:value="1.9800000000000002E-2" table:style-name="ce6">
            <text:p>0,0198</text:p>
          </table:table-cell>
          <table:table-cell office:value-type="float" office:value="6.6E-3" table:style-name="ce6">
            <text:p>0,0066</text:p>
          </table:table-cell>
          <table:table-cell office:value-type="float" office:value="1.32E-2" table:formula="msoxl:=(B22+C22)/2" table:style-name="ce4">
            <text:p>0,0132</text:p>
          </table:table-cell>
          <table:table-cell office:value-type="float" office:value="0.41310000000000002" table:style-name="ce6">
            <text:p>0,4131</text:p>
          </table:table-cell>
          <table:table-cell office:value-type="float" office:value="0.39990000000000003" table:formula="msoxl:=E22-D22" table:style-name="ce4">
            <text:p>0,3999</text:p>
          </table:table-cell>
          <table:table-cell office:value-type="float" office:value="0.39950000000000002" table:style-name="ce6">
            <text:p>0,3995</text:p>
          </table:table-cell>
          <table:table-cell office:value-type="float" office:value="0.38630000000000003" table:formula="msoxl:=G22-D22" table:style-name="ce4">
            <text:p>0,3863</text:p>
          </table:table-cell>
          <table:table-cell office:value-type="float" office:value="0.39340000000000003" table:style-name="ce4">
            <text:p>0,3934</text:p>
          </table:table-cell>
          <table:table-cell office:value-type="float" office:value="0.38020000000000004" table:formula="msoxl:=I22-D22" table:style-name="ce5">
            <text:p>0,380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.8700000000000001E-2" table:style-name="ce6">
            <text:p>0,0187</text:p>
          </table:table-cell>
          <table:table-cell office:value-type="float" office:value="1.8200000000000001E-2" table:style-name="ce6">
            <text:p>0,0182</text:p>
          </table:table-cell>
          <table:table-cell office:value-type="float" office:value="1.8450000000000001E-2" table:formula="msoxl:=(B23+C23)/2" table:style-name="ce4">
            <text:p>0,0185</text:p>
          </table:table-cell>
          <table:table-cell office:value-type="float" office:value="0.62539999999999996" table:style-name="ce6">
            <text:p>0,6254</text:p>
          </table:table-cell>
          <table:table-cell office:value-type="float" office:value="0.60694999999999999" table:formula="msoxl:=E23-D23" table:style-name="ce4">
            <text:p>0,6070</text:p>
          </table:table-cell>
          <table:table-cell office:value-type="float" office:value="0.76149999999999995" table:style-name="ce6">
            <text:p>0,7615</text:p>
          </table:table-cell>
          <table:table-cell office:value-type="float" office:value="0.74304999999999999" table:formula="msoxl:=G23-D23" table:style-name="ce4">
            <text:p>0,7431</text:p>
          </table:table-cell>
          <table:table-cell office:value-type="float" office:value="0.64119999999999999" table:style-name="ce4">
            <text:p>0,6412</text:p>
          </table:table-cell>
          <table:table-cell office:value-type="float" office:value="0.62275000000000003" table:formula="msoxl:=I23-D23" table:style-name="ce5">
            <text:p>0,622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3.6600000000000001E-2" table:style-name="ce6">
            <text:p>0,0366</text:p>
          </table:table-cell>
          <table:table-cell office:value-type="float" office:value="0.74619999999999997" table:style-name="ce6">
            <text:p>0,7462</text:p>
          </table:table-cell>
          <table:table-cell office:value-type="float" office:value="0.39139999999999997" table:formula="msoxl:=(B24+C24)/2" table:style-name="ce4">
            <text:p>0,3914</text:p>
          </table:table-cell>
          <table:table-cell office:value-type="float" office:value="1.3707" table:style-name="ce6">
            <text:p>1,3707</text:p>
          </table:table-cell>
          <table:table-cell office:value-type="float" office:value="0.97930000000000006" table:formula="msoxl:=E24-D24" table:style-name="ce4">
            <text:p>0,9793</text:p>
          </table:table-cell>
          <table:table-cell office:value-type="float" office:value="1.2970999999999999" table:style-name="ce6">
            <text:p>1,2971</text:p>
          </table:table-cell>
          <table:table-cell office:value-type="float" office:value="0.90569999999999995" table:formula="msoxl:=G24-D24" table:style-name="ce4">
            <text:p>0,9057</text:p>
          </table:table-cell>
          <table:table-cell office:value-type="float" office:value="1.3489" table:style-name="ce4">
            <text:p>1,3489</text:p>
          </table:table-cell>
          <table:table-cell office:value-type="float" office:value="0.95750000000000002" table:formula="msoxl:=I24-D24" table:style-name="ce5">
            <text:p>0,9575</text:p>
          </table:table-cell>
          <table:table-cell table:number-columns-repeated="16374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float" office:value="4.1000000000000002E-2" table:style-name="ce6">
            <text:p>0,0410</text:p>
          </table:table-cell>
          <table:table-cell office:value-type="float" office:value="3.1600000000000003E-2" table:style-name="ce6">
            <text:p>0,0316</text:p>
          </table:table-cell>
          <table:table-cell office:value-type="float" office:value="3.6299999999999999E-2" table:formula="msoxl:=(B25+C25)/2" table:style-name="ce4">
            <text:p>0,0363</text:p>
          </table:table-cell>
          <table:table-cell office:value-type="float" office:value="1.651" table:style-name="ce6">
            <text:p>1,6510</text:p>
          </table:table-cell>
          <table:table-cell office:value-type="float" office:value="1.6147" table:formula="msoxl:=E25-D25" table:style-name="ce4">
            <text:p>1,6147</text:p>
          </table:table-cell>
          <table:table-cell office:value-type="float" office:value="1.4239999999999999" table:style-name="ce6">
            <text:p>1,4240</text:p>
          </table:table-cell>
          <table:table-cell office:value-type="float" office:value="1.3876999999999999" table:formula="msoxl:=G25-D25" table:style-name="ce4">
            <text:p>1,3877</text:p>
          </table:table-cell>
          <table:table-cell office:value-type="float" office:value="1.2786" table:style-name="ce4">
            <text:p>1,2786</text:p>
          </table:table-cell>
          <table:table-cell office:value-type="float" office:value="1.2423" table:formula="msoxl:=I25-D25" table:style-name="ce5">
            <text:p>1,2423</text:p>
          </table:table-cell>
          <table:table-cell table:number-columns-repeated="16374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float" office:value="6.8000000000000005E-2" table:style-name="ce6">
            <text:p>0,0680</text:p>
          </table:table-cell>
          <table:table-cell office:value-type="float" office:value="4.1599999999999998E-2" table:style-name="ce6">
            <text:p>0,0416</text:p>
          </table:table-cell>
          <table:table-cell office:value-type="float" office:value="5.4800000000000001E-2" table:formula="msoxl:=(B26+C26)/2" table:style-name="ce4">
            <text:p>0,0548</text:p>
          </table:table-cell>
          <table:table-cell office:value-type="float" office:value="1.5908" table:style-name="ce6">
            <text:p>1,5908</text:p>
          </table:table-cell>
          <table:table-cell office:value-type="float" office:value="1.536" table:formula="msoxl:=E26-D26" table:style-name="ce4">
            <text:p>1,5360</text:p>
          </table:table-cell>
          <table:table-cell office:value-type="float" office:value="1.4937" table:style-name="ce6">
            <text:p>1,4937</text:p>
          </table:table-cell>
          <table:table-cell office:value-type="float" office:value="1.4389000000000001" table:formula="msoxl:=G26-D26" table:style-name="ce4">
            <text:p>1,4389</text:p>
          </table:table-cell>
          <table:table-cell office:value-type="float" office:value="1.4952000000000001" table:style-name="ce4">
            <text:p>1,4952</text:p>
          </table:table-cell>
          <table:table-cell office:value-type="float" office:value="1.4404000000000001" table:formula="msoxl:=I26-D26" table:style-name="ce5">
            <text:p>1,4404</text:p>
          </table:table-cell>
          <table:table-cell table:number-columns-repeated="16374"/>
        </table:table-row>
        <table:table-row table:style-name="ro2">
          <table:table-cell office:value-type="float" office:value="50" table:style-name="ce2">
            <text:p>50</text:p>
          </table:table-cell>
          <table:table-cell office:value-type="float" office:value="0.27400000000000002" table:style-name="ce6">
            <text:p>0,2740</text:p>
          </table:table-cell>
          <table:table-cell office:value-type="float" office:value="0.27100000000000002" table:style-name="ce6">
            <text:p>0,2710</text:p>
          </table:table-cell>
          <table:table-cell office:value-type="float" office:value="0.27250000000000002" table:formula="msoxl:=(B27+C27)/2" table:style-name="ce4">
            <text:p>0,2725</text:p>
          </table:table-cell>
          <table:table-cell office:value-type="float" office:value="1.5069999999999999" table:style-name="ce6">
            <text:p>1,5070</text:p>
          </table:table-cell>
          <table:table-cell office:value-type="float" office:value="1.2344999999999999" table:formula="msoxl:=E27-D27" table:style-name="ce4">
            <text:p>1,2345</text:p>
          </table:table-cell>
          <table:table-cell office:value-type="float" office:value="1.508" table:style-name="ce6">
            <text:p>1,5080</text:p>
          </table:table-cell>
          <table:table-cell office:value-type="float" office:value="1.2355" table:formula="msoxl:=G27-D27" table:style-name="ce4">
            <text:p>1,2355</text:p>
          </table:table-cell>
          <table:table-cell office:value-type="float" office:value="1.5867" table:style-name="ce4">
            <text:p>1,5867</text:p>
          </table:table-cell>
          <table:table-cell office:value-type="float" office:value="1.3142" table:formula="msoxl:=I27-D27" table:style-name="ce5">
            <text:p>1,3142</text:p>
          </table:table-cell>
          <table:table-cell table:number-columns-repeated="16374"/>
        </table:table-row>
        <table:table-row table:style-name="ro1">
          <table:table-cell office:value-type="float" office:value="100" table:style-name="ce7">
            <text:p>100</text:p>
          </table:table-cell>
          <table:table-cell office:value-type="float" office:value="0.49659999999999999" table:style-name="ce8">
            <text:p>0,4966</text:p>
          </table:table-cell>
          <table:table-cell office:value-type="float" office:value="0.48449999999999999" table:style-name="ce8">
            <text:p>0,4845</text:p>
          </table:table-cell>
          <table:table-cell office:value-type="float" office:value="0.49054999999999999" table:formula="msoxl:=(B28+C28)/2" table:style-name="ce8">
            <text:p>0,4906</text:p>
          </table:table-cell>
          <table:table-cell office:value-type="float" office:value="1.4729000000000001" table:style-name="ce8">
            <text:p>1,4729</text:p>
          </table:table-cell>
          <table:table-cell office:value-type="float" office:value="0.98235000000000006" table:formula="msoxl:=E28-D28" table:style-name="ce8">
            <text:p>0,9824</text:p>
          </table:table-cell>
          <table:table-cell office:value-type="float" office:value="1.5608" table:style-name="ce8">
            <text:p>1,5608</text:p>
          </table:table-cell>
          <table:table-cell office:value-type="float" office:value="1.0702499999999999" table:formula="msoxl:=G28-D28" table:style-name="ce8">
            <text:p>1,0703</text:p>
          </table:table-cell>
          <table:table-cell office:value-type="float" office:value="1.542" table:style-name="ce8">
            <text:p>1,5420</text:p>
          </table:table-cell>
          <table:table-cell office:value-type="float" office:value="1.05145" table:formula="msoxl:=I28-D28" table:style-name="ce9">
            <text:p>1,0515</text:p>
          </table:table-cell>
          <table:table-cell table:number-columns-repeated="16374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10" table:number-rows-spanned="1" table:style-name="ce21">
            <text:p>ATC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style-name="ce16">
            <text:p>température</text:p>
          </table:table-cell>
          <table:table-cell office:value-type="string" table:style-name="ce17">
            <text:p>T1</text:p>
          </table:table-cell>
          <table:table-cell office:value-type="string" table:style-name="ce17">
            <text:p>T2</text:p>
          </table:table-cell>
          <table:table-cell office:value-type="string" table:style-name="ce18">
            <text:p>Tem moy</text:p>
          </table:table-cell>
          <table:table-cell office:value-type="string" table:style-name="ce17">
            <text:p>A</text:p>
          </table:table-cell>
          <table:table-cell office:value-type="string" table:style-name="ce18">
            <text:p>A-T</text:p>
          </table:table-cell>
          <table:table-cell office:value-type="string" table:style-name="ce17">
            <text:p>B</text:p>
          </table:table-cell>
          <table:table-cell office:value-type="string" table:style-name="ce18">
            <text:p>B-T</text:p>
          </table:table-cell>
          <table:table-cell office:value-type="string" table:style-name="ce17">
            <text:p>C</text:p>
          </table:table-cell>
          <table:table-cell office:value-type="string" table:style-name="ce20">
            <text:p>C-T</text:p>
          </table:table-cell>
          <table:table-cell table:number-columns-repeated="16374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float" office:value="1.5E-3" table:style-name="ce10">
            <text:p>0,002</text:p>
          </table:table-cell>
          <table:table-cell office:value-type="float" office:value="6.9999999999999999E-4" table:style-name="ce10">
            <text:p>0,001</text:p>
          </table:table-cell>
          <table:table-cell office:value-type="float" office:value="1.1000000000000001E-3" table:formula="msoxl:=(B32+C32)/2" table:style-name="ce4">
            <text:p>0,0011</text:p>
          </table:table-cell>
          <table:table-cell office:value-type="float" office:value="0.41699999999999998" table:style-name="ce10">
            <text:p>0,417</text:p>
          </table:table-cell>
          <table:table-cell office:value-type="float" office:value="0.41589999999999999" table:formula="msoxl:=E32-D32" table:style-name="ce4">
            <text:p>0,4159</text:p>
          </table:table-cell>
          <table:table-cell office:value-type="float" office:value="0.36099999999999999" table:style-name="ce10">
            <text:p>0,361</text:p>
          </table:table-cell>
          <table:table-cell office:value-type="float" office:value="0.3599" table:formula="msoxl:=G32-D32" table:style-name="ce4">
            <text:p>0,3599</text:p>
          </table:table-cell>
          <table:table-cell office:value-type="float" office:value="0.33900000000000002" table:style-name="ce10">
            <text:p>0,339</text:p>
          </table:table-cell>
          <table:table-cell office:value-type="float" office:value="0.33790000000000003" table:formula="msoxl:=I32-D32" table:style-name="ce5">
            <text:p>0,3379</text:p>
          </table:table-cell>
          <table:table-cell table:number-columns-repeated="16374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float" office:value="2.29E-2" table:style-name="ce10">
            <text:p>0,023</text:p>
          </table:table-cell>
          <table:table-cell office:value-type="float" office:value="5.5999999999999999E-3" table:style-name="ce10">
            <text:p>0,006</text:p>
          </table:table-cell>
          <table:table-cell office:value-type="float" office:value="1.4250000000000001E-2" table:formula="msoxl:=(B33+C33)/2" table:style-name="ce4">
            <text:p>0,0143</text:p>
          </table:table-cell>
          <table:table-cell office:value-type="float" office:value="0.497" table:style-name="ce10">
            <text:p>0,497</text:p>
          </table:table-cell>
          <table:table-cell office:value-type="float" office:value="0.48275000000000001" table:formula="msoxl:=E33-D33" table:style-name="ce4">
            <text:p>0,4828</text:p>
          </table:table-cell>
          <table:table-cell office:value-type="float" office:value="0.54100000000000004" table:style-name="ce10">
            <text:p>0,541</text:p>
          </table:table-cell>
          <table:table-cell office:value-type="float" office:value="0.52675000000000005" table:formula="msoxl:=G33-D33" table:style-name="ce4">
            <text:p>0,5268</text:p>
          </table:table-cell>
          <table:table-cell office:value-type="float" office:value="0.53700000000000003" table:style-name="ce10">
            <text:p>0,537</text:p>
          </table:table-cell>
          <table:table-cell office:value-type="float" office:value="0.52275000000000005" table:formula="msoxl:=I33-D33" table:style-name="ce5">
            <text:p>0,5228</text:p>
          </table:table-cell>
          <table:table-cell table:number-columns-repeated="16374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float" office:value="1.37E-2" table:style-name="ce10">
            <text:p>0,014</text:p>
          </table:table-cell>
          <table:table-cell office:value-type="float" office:value="8.0999999999999996E-3" table:style-name="ce10">
            <text:p>0,008</text:p>
          </table:table-cell>
          <table:table-cell office:value-type="float" office:value="1.09E-2" table:formula="msoxl:=(B34+C34)/2" table:style-name="ce4">
            <text:p>0,0109</text:p>
          </table:table-cell>
          <table:table-cell office:value-type="float" office:value="0.56499999999999995" table:style-name="ce10">
            <text:p>0,565</text:p>
          </table:table-cell>
          <table:table-cell office:value-type="float" office:value="0.55409999999999993" table:formula="msoxl:=E34-D34" table:style-name="ce4">
            <text:p>0,5541</text:p>
          </table:table-cell>
          <table:table-cell office:value-type="float" office:value="0.63400000000000001" table:style-name="ce10">
            <text:p>0,634</text:p>
          </table:table-cell>
          <table:table-cell office:value-type="float" office:value="0.62309999999999999" table:formula="msoxl:=G34-D34" table:style-name="ce4">
            <text:p>0,6231</text:p>
          </table:table-cell>
          <table:table-cell office:value-type="float" office:value="0.55000000000000004" table:style-name="ce10">
            <text:p>0,550</text:p>
          </table:table-cell>
          <table:table-cell office:value-type="float" office:value="0.53910000000000002" table:formula="msoxl:=I34-D34" table:style-name="ce5">
            <text:p>0,5391</text:p>
          </table:table-cell>
          <table:table-cell table:number-columns-repeated="16374"/>
        </table:table-row>
        <table:table-row table:style-name="ro2">
          <table:table-cell office:value-type="float" office:value="26" table:style-name="ce2">
            <text:p>26</text:p>
          </table:table-cell>
          <table:table-cell office:value-type="float" office:value="3.6999999999999998E-2" table:style-name="ce12">
            <text:p>0,037</text:p>
          </table:table-cell>
          <table:table-cell office:value-type="float" office:value="1.15E-2" table:style-name="ce12">
            <text:p>0,012</text:p>
          </table:table-cell>
          <table:table-cell office:value-type="float" office:value="2.4250000000000001E-2" table:formula="msoxl:=(B35+C35)/2" table:style-name="ce4">
            <text:p>0,0243</text:p>
          </table:table-cell>
          <table:table-cell office:value-type="float" office:value="0.65800000000000003" table:style-name="ce10">
            <text:p>0,658</text:p>
          </table:table-cell>
          <table:table-cell office:value-type="float" office:value="0.63375000000000004" table:formula="msoxl:=E35-D35" table:style-name="ce4">
            <text:p>0,6338</text:p>
          </table:table-cell>
          <table:table-cell office:value-type="float" office:value="0.60099999999999998" table:style-name="ce10">
            <text:p>0,601</text:p>
          </table:table-cell>
          <table:table-cell office:value-type="float" office:value="0.57674999999999998" table:formula="msoxl:=G35-D35" table:style-name="ce4">
            <text:p>0,5768</text:p>
          </table:table-cell>
          <table:table-cell office:value-type="float" office:value="8.5999999999999993E-2" table:style-name="ce10">
            <text:p>0,086</text:p>
          </table:table-cell>
          <table:table-cell office:value-type="float" office:value="6.1749999999999992E-2" table:formula="msoxl:=I35-D35" table:style-name="ce5">
            <text:p>0,0618</text:p>
          </table:table-cell>
          <table:table-cell table:number-columns-repeated="16374"/>
        </table:table-row>
        <table:table-row table:style-name="ro2">
          <table:table-cell office:value-type="float" office:value="27" table:style-name="ce2">
            <text:p>27</text:p>
          </table:table-cell>
          <table:table-cell office:value-type="float" office:value="2.86E-2" table:style-name="ce12">
            <text:p>0,029</text:p>
          </table:table-cell>
          <table:table-cell office:value-type="float" office:value="1.2800000000000001E-2" table:style-name="ce12">
            <text:p>0,013</text:p>
          </table:table-cell>
          <table:table-cell office:value-type="float" office:value="2.07E-2" table:formula="msoxl:=(B36+C36)/2" table:style-name="ce4">
            <text:p>0,0207</text:p>
          </table:table-cell>
          <table:table-cell office:value-type="float" office:value="0.73299999999999998" table:style-name="ce10">
            <text:p>0,733</text:p>
          </table:table-cell>
          <table:table-cell office:value-type="float" office:value="0.71229999999999993" table:formula="msoxl:=E36-D36" table:style-name="ce4">
            <text:p>0,7123</text:p>
          </table:table-cell>
          <table:table-cell office:value-type="float" office:value="0.71" table:style-name="ce10">
            <text:p>0,710</text:p>
          </table:table-cell>
          <table:table-cell office:value-type="float" office:value="0.68929999999999991" table:formula="msoxl:=G36-D36" table:style-name="ce4">
            <text:p>0,6893</text:p>
          </table:table-cell>
          <table:table-cell office:value-type="float" office:value="0.51300000000000001" table:style-name="ce10">
            <text:p>0,513</text:p>
          </table:table-cell>
          <table:table-cell office:value-type="float" office:value="0.49230000000000002" table:formula="msoxl:=I36-D36" table:style-name="ce5">
            <text:p>0,4923</text:p>
          </table:table-cell>
          <table:table-cell table:number-columns-repeated="16374"/>
        </table:table-row>
        <table:table-row table:style-name="ro2">
          <table:table-cell office:value-type="float" office:value="30" table:style-name="ce2">
            <text:p>30</text:p>
          </table:table-cell>
          <table:table-cell office:value-type="float" office:value="4.2500000000000003E-2" table:style-name="ce12">
            <text:p>0,043</text:p>
          </table:table-cell>
          <table:table-cell office:value-type="float" office:value="1.3899999999999999E-2" table:style-name="ce12">
            <text:p>0,014</text:p>
          </table:table-cell>
          <table:table-cell office:value-type="float" office:value="2.8200000000000003E-2" table:formula="msoxl:=(B37+C37)/2" table:style-name="ce4">
            <text:p>0,0282</text:p>
          </table:table-cell>
          <table:table-cell office:value-type="float" office:value="0.76400000000000001" table:style-name="ce10">
            <text:p>0,764</text:p>
          </table:table-cell>
          <table:table-cell office:value-type="float" office:value="0.73580000000000001" table:formula="msoxl:=E37-D37" table:style-name="ce4">
            <text:p>0,7358</text:p>
          </table:table-cell>
          <table:table-cell office:value-type="float" office:value="0.75700000000000001" table:style-name="ce10">
            <text:p>0,757</text:p>
          </table:table-cell>
          <table:table-cell office:value-type="float" office:value="0.7288" table:formula="msoxl:=G37-D37" table:style-name="ce4">
            <text:p>0,7288</text:p>
          </table:table-cell>
          <table:table-cell office:value-type="float" office:value="0.79100000000000004" table:style-name="ce10">
            <text:p>0,791</text:p>
          </table:table-cell>
          <table:table-cell office:value-type="float" office:value="0.76280000000000003" table:formula="msoxl:=I37-D37" table:style-name="ce5">
            <text:p>0,7628</text:p>
          </table:table-cell>
          <table:table-cell table:number-columns-repeated="16374"/>
        </table:table-row>
        <table:table-row table:style-name="ro2">
          <table:table-cell office:value-type="float" office:value="34" table:style-name="ce2">
            <text:p>34</text:p>
          </table:table-cell>
          <table:table-cell office:value-type="float" office:value="2.64E-2" table:style-name="ce12">
            <text:p>0,026</text:p>
          </table:table-cell>
          <table:table-cell office:value-type="float" office:value="8.3000000000000001E-3" table:style-name="ce12">
            <text:p>0,008</text:p>
          </table:table-cell>
          <table:table-cell office:value-type="float" office:value="1.7350000000000001E-2" table:formula="msoxl:=(B38+C38)/2" table:style-name="ce4">
            <text:p>0,0174</text:p>
          </table:table-cell>
          <table:table-cell office:value-type="float" office:value="0.79600000000000004" table:style-name="ce10">
            <text:p>0,796</text:p>
          </table:table-cell>
          <table:table-cell office:value-type="float" office:value="0.77865000000000006" table:formula="msoxl:=E38-D38" table:style-name="ce4">
            <text:p>0,7787</text:p>
          </table:table-cell>
          <table:table-cell office:value-type="float" office:value="0.81599999999999995" table:style-name="ce10">
            <text:p>0,816</text:p>
          </table:table-cell>
          <table:table-cell office:value-type="float" office:value="0.79864999999999997" table:formula="msoxl:=G38-D38" table:style-name="ce4">
            <text:p>0,7987</text:p>
          </table:table-cell>
          <table:table-cell office:value-type="float" office:value="0.86899999999999999" table:style-name="ce10">
            <text:p>0,869</text:p>
          </table:table-cell>
          <table:table-cell office:value-type="float" office:value="0.85165000000000002" table:formula="msoxl:=I38-D38" table:style-name="ce5">
            <text:p>0,8517</text:p>
          </table:table-cell>
          <table:table-cell table:number-columns-repeated="16374"/>
        </table:table-row>
        <table:table-row table:style-name="ro2">
          <table:table-cell office:value-type="float" office:value="37" table:style-name="ce2">
            <text:p>37</text:p>
          </table:table-cell>
          <table:table-cell office:value-type="float" office:value="2.0899999999999998E-2" table:style-name="ce12">
            <text:p>0,021</text:p>
          </table:table-cell>
          <table:table-cell office:value-type="float" office:value="1.84E-2" table:style-name="ce12">
            <text:p>0,018</text:p>
          </table:table-cell>
          <table:table-cell office:value-type="float" office:value="1.9650000000000001E-2" table:formula="msoxl:=(B39+C39)/2" table:style-name="ce4">
            <text:p>0,0197</text:p>
          </table:table-cell>
          <table:table-cell office:value-type="float" office:value="1.042" table:style-name="ce10">
            <text:p>1,042</text:p>
          </table:table-cell>
          <table:table-cell office:value-type="float" office:value="1.0223500000000001" table:formula="msoxl:=E39-D39" table:style-name="ce4">
            <text:p>1,0224</text:p>
          </table:table-cell>
          <table:table-cell office:value-type="float" office:value="0.84299999999999997" table:style-name="ce10">
            <text:p>0,843</text:p>
          </table:table-cell>
          <table:table-cell office:value-type="float" office:value="0.82335000000000003" table:formula="msoxl:=G39-D39" table:style-name="ce4">
            <text:p>0,8234</text:p>
          </table:table-cell>
          <table:table-cell office:value-type="float" office:value="0.93700000000000006" table:style-name="ce10">
            <text:p>0,937</text:p>
          </table:table-cell>
          <table:table-cell office:value-type="float" office:value="0.91735000000000011" table:formula="msoxl:=I39-D39" table:style-name="ce5">
            <text:p>0,9174</text:p>
          </table:table-cell>
          <table:table-cell table:number-columns-repeated="16374"/>
        </table:table-row>
        <table:table-row table:style-name="ro2">
          <table:table-cell office:value-type="float" office:value="45" table:style-name="ce2">
            <text:p>45</text:p>
          </table:table-cell>
          <table:table-cell office:value-type="float" office:value="3.04E-2" table:style-name="ce12">
            <text:p>0,030</text:p>
          </table:table-cell>
          <table:table-cell office:value-type="float" office:value="0.192" table:style-name="ce12">
            <text:p>0,192</text:p>
          </table:table-cell>
          <table:table-cell office:value-type="float" office:value="0.11120000000000001" table:formula="msoxl:=(B40+C40)/2" table:style-name="ce4">
            <text:p>0,1112</text:p>
          </table:table-cell>
          <table:table-cell office:value-type="float" office:value="0.83899999999999997" table:style-name="ce10">
            <text:p>0,839</text:p>
          </table:table-cell>
          <table:table-cell office:value-type="float" office:value="0.7278" table:formula="msoxl:=E40-D40" table:style-name="ce4">
            <text:p>0,7278</text:p>
          </table:table-cell>
          <table:table-cell office:value-type="float" office:value="1.0169999999999999" table:style-name="ce10">
            <text:p>1,017</text:p>
          </table:table-cell>
          <table:table-cell office:value-type="float" office:value="0.90579999999999994" table:formula="msoxl:=G40-D40" table:style-name="ce4">
            <text:p>0,9058</text:p>
          </table:table-cell>
          <table:table-cell office:value-type="float" office:value="0.92700000000000005" table:style-name="ce10">
            <text:p>0,927</text:p>
          </table:table-cell>
          <table:table-cell office:value-type="float" office:value="0.81580000000000008" table:formula="msoxl:=I40-D40" table:style-name="ce5">
            <text:p>0,8158</text:p>
          </table:table-cell>
          <table:table-cell table:number-columns-repeated="16374"/>
        </table:table-row>
        <table:table-row table:style-name="ro1">
          <table:table-cell office:value-type="float" office:value="50" table:style-name="ce7">
            <text:p>50</text:p>
          </table:table-cell>
          <table:table-cell office:value-type="float" office:value="4.8000000000000001E-2" table:style-name="ce13">
            <text:p>0,048</text:p>
          </table:table-cell>
          <table:table-cell office:value-type="float" office:value="1.6500000000000001E-2" table:style-name="ce13">
            <text:p>0,017</text:p>
          </table:table-cell>
          <table:table-cell office:value-type="float" office:value="3.2250000000000001E-2" table:formula="msoxl:=(B41+C41)/2" table:style-name="ce8">
            <text:p>0,0323</text:p>
          </table:table-cell>
          <table:table-cell office:value-type="float" office:value="0.78100000000000003" table:style-name="ce13">
            <text:p>0,781</text:p>
          </table:table-cell>
          <table:table-cell office:value-type="float" office:value="0.74875000000000003" table:formula="msoxl:=E41-D41" table:style-name="ce8">
            <text:p>0,7488</text:p>
          </table:table-cell>
          <table:table-cell office:value-type="float" office:value="0.58499999999999996" table:style-name="ce13">
            <text:p>0,585</text:p>
          </table:table-cell>
          <table:table-cell office:value-type="float" office:value="0.55274999999999996" table:formula="msoxl:=G41-D41" table:style-name="ce8">
            <text:p>0,5528</text:p>
          </table:table-cell>
          <table:table-cell office:value-type="float" office:value="0.36899999999999999" table:style-name="ce13">
            <text:p>0,369</text:p>
          </table:table-cell>
          <table:table-cell office:value-type="float" office:value="0.33674999999999999" table:formula="msoxl:=I41-D41" table:style-name="ce9">
            <text:p>0,3368</text:p>
          </table:table-cell>
          <table:table-cell table:number-columns-repeated="16374"/>
        </table:table-row>
        <table:table-row table:number-rows-repeated="1048535" table:style-name="ro2">
          <table:table-cell table:number-columns-repeated="16384"/>
        </table:table-row>
      </table:table>
      <table:table table:name="Feuil2" table:style-name="ta2">
        <table:table-column table:style-name="co2" table:number-columns-repeated="5" table:default-cell-style-name="ce1"/>
        <table:table-column table:style-name="co2" table:default-cell-style-name="ce31"/>
        <table:table-column table:style-name="co2" table:default-cell-style-name="ce1"/>
        <table:table-column table:style-name="co2" table:default-cell-style-name="ce31"/>
        <table:table-column table:style-name="co2" table:default-cell-style-name="ce1"/>
        <table:table-column table:style-name="co2" table:default-cell-style-name="ce31"/>
        <table:table-column table:style-name="co2" table:number-columns-repeated="16374" table:default-cell-style-name="ce1"/>
        <table:table-row table:style-name="ro1">
          <table:table-cell office:value-type="string" table:number-columns-spanned="10" table:number-rows-spanned="1" table:style-name="ce15">
            <text:p>BTC *10^-3</text:p>
          </table:table-cell>
          <table:covered-table-cell table:number-columns-repeated="9"/>
          <table:table-cell office:value-type="string" table:style-name="ce1">
            <text:p>Moyenne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<text:s/></text:p>
          </table:table-cell>
          <table:table-cell office:value-type="string" table:style-name="ce17">
            <text:p>T1</text:p>
          </table:table-cell>
          <table:table-cell office:value-type="string" table:style-name="ce17">
            <text:p>T2</text:p>
          </table:table-cell>
          <table:table-cell office:value-type="string" table:style-name="ce18">
            <text:p>Tem moy</text:p>
          </table:table-cell>
          <table:table-cell office:value-type="string" table:style-name="ce17">
            <text:p>A</text:p>
          </table:table-cell>
          <table:table-cell office:value-type="string" table:style-name="ce22">
            <text:p>A-T</text:p>
          </table:table-cell>
          <table:table-cell office:value-type="string" table:style-name="ce17">
            <text:p>B</text:p>
          </table:table-cell>
          <table:table-cell office:value-type="string" table:style-name="ce22">
            <text:p>B-T</text:p>
          </table:table-cell>
          <table:table-cell office:value-type="string" table:style-name="ce17">
            <text:p>C</text:p>
          </table:table-cell>
          <table:table-cell office:value-type="string" table:style-name="ce23">
            <text:p>C-T</text:p>
          </table:table-cell>
          <table:table-cell table:number-columns-repeated="16374" table:style-name="ce1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8.9999999999999993E-3" table:style-name="ce4">
            <text:p>0,0090</text:p>
          </table:table-cell>
          <table:table-cell office:value-type="float" office:value="2.8999999999999998E-3" table:style-name="ce4">
            <text:p>0,0029</text:p>
          </table:table-cell>
          <table:table-cell office:value-type="float" office:value="5.9499999999999996E-3" table:formula="msoxl:=(B3+C3)/2" table:style-name="ce4">
            <text:p>0,0060</text:p>
          </table:table-cell>
          <table:table-cell office:value-type="float" office:value="1.7500000000000002E-2" table:style-name="ce4">
            <text:p>0,0175</text:p>
          </table:table-cell>
          <table:table-cell office:value-type="float" office:value="4.1532898370615854" table:formula="msoxl:=(E3-D3)*5*10^3/(13600*15*6.816*10^-5)" table:style-name="ce24">
            <text:p>4,1533</text:p>
          </table:table-cell>
          <table:table-cell office:value-type="float" office:value="1.52E-2" table:style-name="ce4">
            <text:p>0,0152</text:p>
          </table:table-cell>
          <table:table-cell office:value-type="float" office:value="3.3262277915861183" table:formula="msoxl:=(G3-D3)*5*10^3/(13600*15*6.816*10^-5)" table:style-name="ce24">
            <text:p>3,3262</text:p>
          </table:table-cell>
          <table:table-cell office:value-type="float" office:value="1.0999999999999999E-2" table:style-name="ce4">
            <text:p>0,0110</text:p>
          </table:table-cell>
          <table:table-cell office:value-type="float" office:value="1.8159405781091775" table:formula="msoxl:=(I3-D3)*5*10^3/(13600*15*6.816*10^-5)" table:style-name="ce25">
            <text:p>1,8159</text:p>
          </table:table-cell>
          <table:table-cell office:value-type="float" office:value="3.0984860689189611" table:formula="msoxl:=(AVERAGE(E3,G3,I3)-D3)*5*10^3/(13600*15*6.816*10^-5)" table:style-name="ce4">
            <text:p>3,0985</text:p>
          </table:table-cell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.2999999999999999E-2" table:style-name="ce4">
            <text:p>0,0130</text:p>
          </table:table-cell>
          <table:table-cell office:value-type="float" office:value="0.01" table:style-name="ce4">
            <text:p>0,0100</text:p>
          </table:table-cell>
          <table:table-cell office:value-type="float" office:value="1.15E-2" table:formula="msoxl:=(B4+C4)/2" table:style-name="ce4">
            <text:p>0,0115</text:p>
          </table:table-cell>
          <table:table-cell office:value-type="float" office:value="1.35E-2" table:style-name="ce4">
            <text:p>0,0135</text:p>
          </table:table-cell>
          <table:table-cell office:value-type="float" office:value="0.71918438736997148" table:formula="msoxl:=(E4-D4)*5*10^3/(13600*15*6.816*10^-5)" table:style-name="ce24">
            <text:p>0,7192</text:p>
          </table:table-cell>
          <table:table-cell office:value-type="float" office:value="2.0199999999999999E-2" table:style-name="ce4">
            <text:p>0,0202</text:p>
          </table:table-cell>
          <table:table-cell office:value-type="float" office:value="3.1284520850593758" table:formula="msoxl:=(G4-D4)*5*10^3/(13600*15*6.816*10^-5)" table:style-name="ce24">
            <text:p>3,1285</text:p>
          </table:table-cell>
          <table:table-cell office:value-type="float" office:value="2.5999999999999999E-2" table:style-name="ce4">
            <text:p>0,0260</text:p>
          </table:table-cell>
          <table:table-cell office:value-type="float" office:value="5.2140868084322927" table:formula="msoxl:=(I4-D4)*5*10^3/(13600*15*6.816*10^-5)" table:style-name="ce25">
            <text:p>5,2141</text:p>
          </table:table-cell>
          <table:table-cell office:value-type="float" office:value="3.0205744269538806" table:formula="msoxl:=(AVERAGE(E4,G4,I4)-D4)*5*10^3/(13600*15*6.816*10^-5)" table:style-name="ce4">
            <text:p>3,0206</text:p>
          </table:table-cell>
          <table:table-cell table:number-columns-repeated="16373"/>
        </table:table-row>
        <table:table-row table:style-name="ro1">
          <table:table-cell office:value-type="float" office:value="7" table:style-name="ce7">
            <text:p>7</text:p>
          </table:table-cell>
          <table:table-cell office:value-type="float" office:value="3.2000000000000001E-2" table:style-name="ce8">
            <text:p>0,0320</text:p>
          </table:table-cell>
          <table:table-cell office:value-type="float" office:value="3.4000000000000002E-2" table:style-name="ce8">
            <text:p>0,0340</text:p>
          </table:table-cell>
          <table:table-cell office:value-type="float" office:value="3.3000000000000002E-2" table:formula="msoxl:=(B5+C5)/2" table:style-name="ce8">
            <text:p>0,0330</text:p>
          </table:table-cell>
          <table:table-cell office:value-type="float" office:value="1.2E-2" table:style-name="ce8">
            <text:p>0,0120</text:p>
          </table:table-cell>
          <table:table-cell office:value-type="float" office:value="-7.5514360673847012" table:formula="msoxl:=(E5-D5)*5*10^3/(13600*15*6.816*10^-5)" table:style-name="ce26">
            <text:p>-7,5514</text:p>
          </table:table-cell>
          <table:table-cell office:value-type="float" office:value="3.6999999999999998E-2" table:style-name="ce8">
            <text:p>0,0370</text:p>
          </table:table-cell>
          <table:table-cell office:value-type="float" office:value="1.4383687747399416" table:formula="msoxl:=(G5-D5)*5*10^3/(13600*15*6.816*10^-5)" table:style-name="ce26">
            <text:p>1,4384</text:p>
          </table:table-cell>
          <table:table-cell office:value-type="float" office:value="3.9199999999999999E-2" table:style-name="ce8">
            <text:p>0,0392</text:p>
          </table:table-cell>
          <table:table-cell office:value-type="float" office:value="2.2294716008469102" table:formula="msoxl:=(I5-D5)*5*10^3/(13600*15*6.816*10^-5)" table:style-name="ce27">
            <text:p>2,2295</text:p>
          </table:table-cell>
          <table:table-cell office:value-type="float" office:value="-1.2945318972659496" table:formula="msoxl:=(AVERAGE(E5,G5,I5)-D5)*5*10^3/(13600*15*6.816*10^-5)" table:style-name="ce4">
            <text:p>-1,2945</text:p>
          </table:table-cell>
          <table:table-cell table:number-columns-repeated="16373"/>
        </table:table-row>
        <table:table-row table:style-name="ro2">
          <table:table-cell table:number-columns-repeated="5" table:style-name="ce1"/>
          <table:table-cell table:style-name="ce24"/>
          <table:table-cell table:style-name="ce1"/>
          <table:table-cell table:style-name="ce24"/>
          <table:table-cell table:style-name="ce1"/>
          <table:table-cell table:style-name="ce25"/>
          <table:table-cell table:style-name="ce4"/>
          <table:table-cell table:number-columns-repeated="16373"/>
        </table:table-row>
        <table:table-row table:style-name="ro1">
          <table:table-cell table:number-columns-repeated="5" table:style-name="ce1"/>
          <table:table-cell table:style-name="ce24"/>
          <table:table-cell table:style-name="ce1"/>
          <table:table-cell table:style-name="ce24"/>
          <table:table-cell table:style-name="ce1"/>
          <table:table-cell table:style-name="ce25"/>
          <table:table-cell table:style-name="ce4"/>
          <table:table-cell table:number-columns-repeated="16373"/>
        </table:table-row>
        <table:table-row table:style-name="ro1">
          <table:table-cell office:value-type="string" table:number-columns-spanned="10" table:number-rows-spanned="1" table:style-name="ce15">
            <text:p>PTC</text:p>
          </table:table-cell>
          <table:covered-table-cell table:number-columns-repeated="9"/>
          <table:table-cell table:style-name="ce4"/>
          <table:table-cell table:number-columns-repeated="16373"/>
        </table:table-row>
        <table:table-row table:style-name="ro2">
          <table:table-cell office:value-type="string" table:style-name="ce28">
            <text:p>10-4M</text:p>
          </table:table-cell>
          <table:table-cell office:value-type="string" table:style-name="ce29">
            <text:p>T1</text:p>
          </table:table-cell>
          <table:table-cell office:value-type="string" table:style-name="ce29">
            <text:p>T2</text:p>
          </table:table-cell>
          <table:table-cell office:value-type="string" table:style-name="ce30">
            <text:p>Tem moy</text:p>
          </table:table-cell>
          <table:table-cell office:value-type="string" table:number-columns-spanned="2" table:number-rows-spanned="1" table:style-name="ce32">
            <text:p>A</text:p>
          </table:table-cell>
          <table:covered-table-cell/>
          <table:table-cell office:value-type="string" table:number-columns-spanned="2" table:number-rows-spanned="1" table:style-name="ce32">
            <text:p>B</text:p>
          </table:table-cell>
          <table:covered-table-cell/>
          <table:table-cell office:value-type="string" table:number-columns-spanned="2" table:number-rows-spanned="1" table:style-name="ce33">
            <text:p>C</text:p>
          </table:table-cell>
          <table:covered-table-cell/>
          <table:table-cell table:style-name="ce4"/>
          <table:table-cell table:number-columns-repeated="16373"/>
        </table:table-row>
        <table:table-row table:style-name="ro2">
          <table:table-cell office:value-type="float" office:value="0.125" table:style-name="ce2">
            <text:p>0,125</text:p>
          </table:table-cell>
          <table:table-cell office:value-type="float" office:value="3.0000000000000001E-3" table:style-name="ce4">
            <text:p>0,0030</text:p>
          </table:table-cell>
          <table:table-cell office:value-type="float" office:value="1.5E-3" table:style-name="ce4">
            <text:p>0,0015</text:p>
          </table:table-cell>
          <table:table-cell office:value-type="float" office:value="2.2500000000000003E-3" table:formula="msoxl:=(B10+C10)/2" table:style-name="ce4">
            <text:p>0,0023</text:p>
          </table:table-cell>
          <table:table-cell office:value-type="float" office:value="5.6000000000000001E-2" table:style-name="ce4">
            <text:p>0,0560</text:p>
          </table:table-cell>
          <table:table-cell office:value-type="float" office:value="19.328080410567981" table:formula="msoxl:=(E10-D10)*5*10^3/(13600*15*6.816*10^-5)" table:style-name="ce24">
            <text:p>19,3281</text:p>
          </table:table-cell>
          <table:table-cell office:value-type="float" office:value="5.6500000000000002E-2" table:style-name="ce4">
            <text:p>0,0565</text:p>
          </table:table-cell>
          <table:table-cell office:value-type="float" office:value="19.507876507410476" table:formula="msoxl:=(G10-D10)*5*10^3/(13600*15*6.816*10^-5)" table:style-name="ce24">
            <text:p>19,5079</text:p>
          </table:table-cell>
          <table:table-cell office:value-type="float" office:value="6.3700000000000007E-2" table:style-name="ce4">
            <text:p>0,0637</text:p>
          </table:table-cell>
          <table:table-cell office:value-type="float" office:value="22.096940301942372" table:formula="msoxl:=(I10-D10)*5*10^3/(13600*15*6.816*10^-5)" table:style-name="ce25">
            <text:p>22,0969</text:p>
          </table:table-cell>
          <table:table-cell office:value-type="float" office:value="20.310965739973611" table:formula="msoxl:=(AVERAGE(E10,G10,I10)-D10)*5*10^3/(13600*15*6.816*10^-5)" table:style-name="ce4">
            <text:p>20,3110</text:p>
          </table:table-cell>
          <table:table-cell table:number-columns-repeated="16373"/>
        </table:table-row>
        <table:table-row table:style-name="ro2">
          <table:table-cell office:value-type="float" office:value="0.25" table:style-name="ce2">
            <text:p>0,25</text:p>
          </table:table-cell>
          <table:table-cell office:value-type="float" office:value="6.4000000000000003E-3" table:style-name="ce4">
            <text:p>0,0064</text:p>
          </table:table-cell>
          <table:table-cell office:value-type="float" office:value="3.2000000000000002E-3" table:style-name="ce4">
            <text:p>0,0032</text:p>
          </table:table-cell>
          <table:table-cell office:value-type="float" office:value="4.8000000000000004E-3" table:formula="msoxl:=(B11+C11)/2" table:style-name="ce4">
            <text:p>0,0048</text:p>
          </table:table-cell>
          <table:table-cell office:value-type="float" office:value="0.12" table:style-name="ce4">
            <text:p>0,1200</text:p>
          </table:table-cell>
          <table:table-cell office:value-type="float" office:value="41.425020712510353" table:formula="msoxl:=(E11-D11)*5*10^3/(13600*15*6.816*10^-5)" table:style-name="ce24">
            <text:p>41,4250</text:p>
          </table:table-cell>
          <table:table-cell office:value-type="float" office:value="0.13500000000000001" table:style-name="ce4">
            <text:p>0,1350</text:p>
          </table:table-cell>
          <table:table-cell office:value-type="float" office:value="46.818903617785139" table:formula="msoxl:=(G11-D11)*5*10^3/(13600*15*6.816*10^-5)" table:style-name="ce24">
            <text:p>46,8189</text:p>
          </table:table-cell>
          <table:table-cell office:value-type="float" office:value="5.3999999999999999E-2" table:style-name="ce4">
            <text:p>0,0540</text:p>
          </table:table-cell>
          <table:table-cell office:value-type="float" office:value="17.691935929301298" table:formula="msoxl:=(I11-D11)*5*10^3/(13600*15*6.816*10^-5)" table:style-name="ce25">
            <text:p>17,6919</text:p>
          </table:table-cell>
          <table:table-cell office:value-type="float" office:value="35.311953419865596" table:formula="msoxl:=(AVERAGE(E11,G11,I11)-D11)*5*10^3/(13600*15*6.816*10^-5)" table:style-name="ce4">
            <text:p>35,3120</text:p>
          </table:table-cell>
          <table:table-cell table:number-columns-repeated="16373"/>
        </table:table-row>
        <table:table-row table:style-name="ro2">
          <table:table-cell office:value-type="float" office:value="0.5" table:style-name="ce2">
            <text:p>0,5</text:p>
          </table:table-cell>
          <table:table-cell office:value-type="float" office:value="5.1000000000000004E-3" table:style-name="ce4">
            <text:p>0,0051</text:p>
          </table:table-cell>
          <table:table-cell office:value-type="float" office:value="6.0000000000000001E-3" table:style-name="ce4">
            <text:p>0,0060</text:p>
          </table:table-cell>
          <table:table-cell office:value-type="float" office:value="5.5500000000000002E-3" table:formula="msoxl:=(B12+C12)/2" table:style-name="ce4">
            <text:p>0,0056</text:p>
          </table:table-cell>
          <table:table-cell office:value-type="float" office:value="0.23300000000000001" table:style-name="ce4">
            <text:p>0,2330</text:p>
          </table:table-cell>
          <table:table-cell office:value-type="float" office:value="81.789244453649999" table:formula="msoxl:=(E12-D12)*5*10^3/(13600*15*6.816*10^-5)" table:style-name="ce24">
            <text:p>81,7892</text:p>
          </table:table-cell>
          <table:table-cell office:value-type="float" office:value="0.23100000000000001" table:style-name="ce4">
            <text:p>0,2310</text:p>
          </table:table-cell>
          <table:table-cell office:value-type="float" office:value="81.070060066280035" table:formula="msoxl:=(G12-D12)*5*10^3/(13600*15*6.816*10^-5)" table:style-name="ce24">
            <text:p>81,0701</text:p>
          </table:table-cell>
          <table:table-cell office:value-type="float" office:value="0.20499999999999999" table:style-name="ce4">
            <text:p>0,2050</text:p>
          </table:table-cell>
          <table:table-cell office:value-type="float" office:value="71.720663030470405" table:formula="msoxl:=(I12-D12)*5*10^3/(13600*15*6.816*10^-5)" table:style-name="ce25">
            <text:p>71,7207</text:p>
          </table:table-cell>
          <table:table-cell office:value-type="float" office:value="78.193322516800137" table:formula="msoxl:=(AVERAGE(E12,G12,I12)-D12)*5*10^3/(13600*15*6.816*10^-5)" table:style-name="ce4">
            <text:p>78,1933</text:p>
          </table:table-cell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.2E-2" table:style-name="ce4">
            <text:p>0,0120</text:p>
          </table:table-cell>
          <table:table-cell office:value-type="float" office:value="6.6E-3" table:style-name="ce4">
            <text:p>0,0066</text:p>
          </table:table-cell>
          <table:table-cell office:value-type="float" office:value="9.2999999999999992E-3" table:formula="msoxl:=(B13+C13)/2" table:style-name="ce4">
            <text:p>0,0093</text:p>
          </table:table-cell>
          <table:table-cell office:value-type="float" office:value="0.35899999999999999" table:style-name="ce4">
            <text:p>0,3590</text:p>
          </table:table-cell>
          <table:table-cell office:value-type="float" office:value="125.7493901316395" table:formula="msoxl:=(E13-D13)*5*10^3/(13600*15*6.816*10^-5)" table:style-name="ce24">
            <text:p>125,7494</text:p>
          </table:table-cell>
          <table:table-cell office:value-type="float" office:value="0.44600000000000001" table:style-name="ce4">
            <text:p>0,4460</text:p>
          </table:table-cell>
          <table:table-cell office:value-type="float" office:value="157.03391098223327" table:formula="msoxl:=(G13-D13)*5*10^3/(13600*15*6.816*10^-5)" table:style-name="ce24">
            <text:p>157,0339</text:p>
          </table:table-cell>
          <table:table-cell office:value-type="float" office:value="0.42499999999999999" table:style-name="ce4">
            <text:p>0,4250</text:p>
          </table:table-cell>
          <table:table-cell office:value-type="float" office:value="149.48247491484855" table:formula="msoxl:=(I13-D13)*5*10^3/(13600*15*6.816*10^-5)" table:style-name="ce25">
            <text:p>149,4825</text:p>
          </table:table-cell>
          <table:table-cell office:value-type="float" office:value="144.08859200957377" table:formula="msoxl:=(AVERAGE(E13,G13,I13)-D13)*5*10^3/(13600*15*6.816*10^-5)" table:style-name="ce4">
            <text:p>144,0886</text:p>
          </table:table-cell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3.1E-2" table:style-name="ce4">
            <text:p>0,0310</text:p>
          </table:table-cell>
          <table:table-cell office:value-type="float" office:value="1.2999999999999999E-2" table:style-name="ce4">
            <text:p>0,0130</text:p>
          </table:table-cell>
          <table:table-cell office:value-type="float" office:value="2.1999999999999999E-2" table:formula="msoxl:=(B14+C14)/2" table:style-name="ce4">
            <text:p>0,0220</text:p>
          </table:table-cell>
          <table:table-cell office:value-type="float" office:value="0.67700000000000005" table:style-name="ce4">
            <text:p>0,6770</text:p>
          </table:table-cell>
          <table:table-cell office:value-type="float" office:value="235.53288686366568" table:formula="msoxl:=(E14-D14)*5*10^3/(13600*15*6.816*10^-5)" table:style-name="ce24">
            <text:p>235,5329</text:p>
          </table:table-cell>
          <table:table-cell office:value-type="float" office:value="0.71899999999999997" table:style-name="ce4">
            <text:p>0,7190</text:p>
          </table:table-cell>
          <table:table-cell office:value-type="float" office:value="250.63575899843505" table:formula="msoxl:=(G14-D14)*5*10^3/(13600*15*6.816*10^-5)" table:style-name="ce24">
            <text:p>250,6358</text:p>
          </table:table-cell>
          <table:table-cell office:value-type="float" office:value="0.72899999999999998" table:style-name="ce4">
            <text:p>0,7290</text:p>
          </table:table-cell>
          <table:table-cell office:value-type="float" office:value="254.23168093528486" table:formula="msoxl:=(I14-D14)*5*10^3/(13600*15*6.816*10^-5)" table:style-name="ce25">
            <text:p>254,2317</text:p>
          </table:table-cell>
          <table:table-cell office:value-type="float" office:value="246.80010893246185" table:formula="msoxl:=(AVERAGE(E14,G14,I14)-D14)*5*10^3/(13600*15*6.816*10^-5)" table:style-name="ce4">
            <text:p>246,8001</text:p>
          </table:table-cell>
          <table:table-cell table:number-columns-repeated="16373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float" office:value="3.9E-2" table:style-name="ce4">
            <text:p>0,0390</text:p>
          </table:table-cell>
          <table:table-cell office:value-type="float" office:value="1.4E-2" table:style-name="ce4">
            <text:p>0,0140</text:p>
          </table:table-cell>
          <table:table-cell office:value-type="float" office:value="2.6499999999999999E-2" table:formula="msoxl:=(B15+C15)/2" table:style-name="ce4">
            <text:p>0,0265</text:p>
          </table:table-cell>
          <table:table-cell office:value-type="float" office:value="0.875" table:style-name="ce4">
            <text:p>0,8750</text:p>
          </table:table-cell>
          <table:table-cell office:value-type="float" office:value="305.11397634171038" table:formula="msoxl:=(E15-D15)*5*10^3/(13600*15*6.816*10^-5)" table:style-name="ce24">
            <text:p>305,1140</text:p>
          </table:table-cell>
          <table:table-cell office:value-type="float" office:value="0.97" table:style-name="ce4">
            <text:p>0,9700</text:p>
          </table:table-cell>
          <table:table-cell office:value-type="float" office:value="339.275234741784" table:formula="msoxl:=(G15-D15)*5*10^3/(13600*15*6.816*10^-5)" table:style-name="ce24">
            <text:p>339,2752</text:p>
          </table:table-cell>
          <table:table-cell office:value-type="float" office:value="0.90700000000000003" table:style-name="ce4">
            <text:p>0,9070</text:p>
          </table:table-cell>
          <table:table-cell office:value-type="float" office:value="316.62092653962992" table:formula="msoxl:=(I15-D15)*5*10^3/(13600*15*6.816*10^-5)" table:style-name="ce25">
            <text:p>316,6209</text:p>
          </table:table-cell>
          <table:table-cell office:value-type="float" office:value="320.33671254104149" table:formula="msoxl:=(AVERAGE(E15,G15,I15)-D15)*5*10^3/(13600*15*6.816*10^-5)" table:style-name="ce4">
            <text:p>320,3367</text:p>
          </table:table-cell>
          <table:table-cell table:number-columns-repeated="16373"/>
        </table:table-row>
        <table:table-row table:style-name="ro1">
          <table:table-cell office:value-type="float" office:value="7" table:style-name="ce7">
            <text:p>7</text:p>
          </table:table-cell>
          <table:table-cell office:value-type="float" office:value="3.9E-2" table:style-name="ce8">
            <text:p>0,0390</text:p>
          </table:table-cell>
          <table:table-cell office:value-type="float" office:value="3.6999999999999998E-2" table:style-name="ce8">
            <text:p>0,0370</text:p>
          </table:table-cell>
          <table:table-cell office:value-type="float" office:value="3.7999999999999999E-2" table:formula="msoxl:=(B16+C16)/2" table:style-name="ce8">
            <text:p>0,0380</text:p>
          </table:table-cell>
          <table:table-cell office:value-type="float" office:value="0.86199999999999999" table:style-name="ce8">
            <text:p>0,8620</text:p>
          </table:table-cell>
          <table:table-cell office:value-type="float" office:value="296.30396759642821" table:formula="msoxl:=(E16-D16)*5*10^3/(13600*15*6.816*10^-5)" table:style-name="ce26">
            <text:p>296,3040</text:p>
          </table:table-cell>
          <table:table-cell office:value-type="float" office:value="0.85199999999999998" table:style-name="ce8">
            <text:p>0,8520</text:p>
          </table:table-cell>
          <table:table-cell office:value-type="float" office:value="292.70804565957832" table:formula="msoxl:=(G16-D16)*5*10^3/(13600*15*6.816*10^-5)" table:style-name="ce26">
            <text:p>292,7080</text:p>
          </table:table-cell>
          <table:table-cell office:value-type="float" office:value="1.224" table:style-name="ce8">
            <text:p>1,2240</text:p>
          </table:table-cell>
          <table:table-cell office:value-type="float" office:value="426.47634171039306" table:formula="msoxl:=(I16-D16)*5*10^3/(13600*15*6.816*10^-5)" table:style-name="ce27">
            <text:p>426,4763</text:p>
          </table:table-cell>
          <table:table-cell office:value-type="float" office:value="338.49611832213316" table:formula="msoxl:=(AVERAGE(E16,G16,I16)-D16)*5*10^3/(13600*15*6.816*10^-5)" table:style-name="ce4">
            <text:p>338,4961</text:p>
          </table:table-cell>
          <table:table-cell table:number-columns-repeated="16373"/>
        </table:table-row>
        <table:table-row table:style-name="ro1">
          <table:table-cell table:number-columns-repeated="5" table:style-name="ce1"/>
          <table:table-cell table:style-name="ce24"/>
          <table:table-cell table:style-name="ce1"/>
          <table:table-cell table:style-name="ce24"/>
          <table:table-cell table:style-name="ce1"/>
          <table:table-cell table:style-name="ce25"/>
          <table:table-cell table:style-name="ce4"/>
          <table:table-cell table:number-columns-repeated="16373"/>
        </table:table-row>
        <table:table-row table:style-name="ro1">
          <table:table-cell office:value-type="string" table:number-columns-spanned="10" table:number-rows-spanned="1" table:style-name="ce15">
            <text:p>ATC</text:p>
          </table:table-cell>
          <table:covered-table-cell table:number-columns-repeated="9"/>
          <table:table-cell table:style-name="ce4"/>
          <table:table-cell table:number-columns-repeated="16373"/>
        </table:table-row>
        <table:table-row table:style-name="ro2">
          <table:table-cell office:value-type="string" table:style-name="ce28">
            <text:p>10-4M</text:p>
          </table:table-cell>
          <table:table-cell office:value-type="string" table:style-name="ce29">
            <text:p>T1</text:p>
          </table:table-cell>
          <table:table-cell office:value-type="string" table:style-name="ce29">
            <text:p>T2</text:p>
          </table:table-cell>
          <table:table-cell office:value-type="string" table:style-name="ce30">
            <text:p>Tem moy</text:p>
          </table:table-cell>
          <table:table-cell office:value-type="string" table:number-columns-spanned="2" table:number-rows-spanned="1" table:style-name="ce32">
            <text:p>A</text:p>
          </table:table-cell>
          <table:covered-table-cell/>
          <table:table-cell office:value-type="string" table:number-columns-spanned="2" table:number-rows-spanned="1" table:style-name="ce32">
            <text:p>B</text:p>
          </table:table-cell>
          <table:covered-table-cell/>
          <table:table-cell office:value-type="string" table:number-columns-spanned="2" table:number-rows-spanned="1" table:style-name="ce33">
            <text:p>C</text:p>
          </table:table-cell>
          <table:covered-table-cell/>
          <table:table-cell table:style-name="ce4"/>
          <table:table-cell table:number-columns-repeated="16373"/>
        </table:table-row>
        <table:table-row table:style-name="ro2">
          <table:table-cell office:value-type="float" office:value="0.125" table:style-name="ce2">
            <text:p>0,125</text:p>
          </table:table-cell>
          <table:table-cell office:value-type="float" office:value="3.3999999999999998E-3" table:style-name="ce6">
            <text:p>0,0034</text:p>
          </table:table-cell>
          <table:table-cell office:value-type="float" office:value="1.1000000000000001E-3" table:style-name="ce6">
            <text:p>0,0011</text:p>
          </table:table-cell>
          <table:table-cell office:value-type="float" office:value="2.2499999999999998E-3" table:formula="msoxl:=(B20+C20)/2" table:style-name="ce4">
            <text:p>0,0023</text:p>
          </table:table-cell>
          <table:table-cell office:value-type="float" office:value="0.40489999999999998" table:style-name="ce6">
            <text:p>0,4049</text:p>
          </table:table-cell>
          <table:table-cell office:value-type="float" office:value="144.78979678725952" table:formula="msoxl:=(E20-D20)*5*10^3/(13600*15*6.816*10^-5)" table:style-name="ce24">
            <text:p>144,7898</text:p>
          </table:table-cell>
          <table:table-cell office:value-type="float" office:value="9.8900000000000002E-2" table:style-name="ce6">
            <text:p>0,0989</text:p>
          </table:table-cell>
          <table:table-cell office:value-type="float" office:value="34.754585519653872" table:formula="msoxl:=(G20-D20)*5*10^3/(13600*15*6.816*10^-5)" table:style-name="ce24">
            <text:p>34,7546</text:p>
          </table:table-cell>
          <table:table-cell office:value-type="float" office:value="9.1899999999999996E-2" table:style-name="ce4">
            <text:p>0,0919</text:p>
          </table:table-cell>
          <table:table-cell office:value-type="float" office:value="32.23744016385897" table:formula="msoxl:=(I20-D20)*5*10^3/(13600*15*6.816*10^-5)" table:style-name="ce25">
            <text:p>32,2374</text:p>
          </table:table-cell>
          <table:table-cell office:value-type="float" office:value="70.593940823590785" table:formula="msoxl:=(AVERAGE(E20,G20,I20)-D20)*5*10^3/(13600*15*6.816*10^-5)" table:style-name="ce4">
            <text:p>70,5939</text:p>
          </table:table-cell>
          <table:table-cell table:number-columns-repeated="16373"/>
        </table:table-row>
        <table:table-row table:style-name="ro2">
          <table:table-cell office:value-type="float" office:value="0.25" table:style-name="ce2">
            <text:p>0,25</text:p>
          </table:table-cell>
          <table:table-cell office:value-type="float" office:value="5.4999999999999997E-3" table:style-name="ce6">
            <text:p>0,0055</text:p>
          </table:table-cell>
          <table:table-cell office:value-type="float" office:value="1.2999999999999999E-3" table:style-name="ce6">
            <text:p>0,0013</text:p>
          </table:table-cell>
          <table:table-cell office:value-type="float" office:value="3.3999999999999998E-3" table:formula="msoxl:=(B21+C21)/2" table:style-name="ce4">
            <text:p>0,0034</text:p>
          </table:table-cell>
          <table:table-cell office:value-type="float" office:value="0.1749" table:style-name="ce6">
            <text:p>0,1749</text:p>
          </table:table-cell>
          <table:table-cell office:value-type="float" office:value="61.67006121697505" table:formula="msoxl:=(E21-D21)*5*10^3/(13600*15*6.816*10^-5)" table:style-name="ce24">
            <text:p>61,6701</text:p>
          </table:table-cell>
          <table:table-cell office:value-type="float" office:value="0.19900000000000001" table:style-name="ce6">
            <text:p>0,1990</text:p>
          </table:table-cell>
          <table:table-cell office:value-type="float" office:value="70.336233084783217" table:formula="msoxl:=(G21-D21)*5*10^3/(13600*15*6.816*10^-5)" table:style-name="ce24">
            <text:p>70,3362</text:p>
          </table:table-cell>
          <table:table-cell office:value-type="float" office:value="0.22270000000000001" table:style-name="ce4">
            <text:p>0,2227</text:p>
          </table:table-cell>
          <table:table-cell office:value-type="float" office:value="78.858568075117361" table:formula="msoxl:=(I21-D21)*5*10^3/(13600*15*6.816*10^-5)" table:style-name="ce25">
            <text:p>78,8586</text:p>
          </table:table-cell>
          <table:table-cell office:value-type="float" office:value="70.28828745895855" table:formula="msoxl:=(AVERAGE(E21,G21,I21)-D21)*5*10^3/(13600*15*6.816*10^-5)" table:style-name="ce4">
            <text:p>70,2883</text:p>
          </table:table-cell>
          <table:table-cell table:number-columns-repeated="16373"/>
        </table:table-row>
        <table:table-row table:style-name="ro2">
          <table:table-cell office:value-type="float" office:value="0.5" table:style-name="ce2">
            <text:p>0,5</text:p>
          </table:table-cell>
          <table:table-cell office:value-type="float" office:value="1.9800000000000002E-2" table:style-name="ce6">
            <text:p>0,0198</text:p>
          </table:table-cell>
          <table:table-cell office:value-type="float" office:value="6.6E-3" table:style-name="ce6">
            <text:p>0,0066</text:p>
          </table:table-cell>
          <table:table-cell office:value-type="float" office:value="1.32E-2" table:formula="msoxl:=(B22+C22)/2" table:style-name="ce4">
            <text:p>0,0132</text:p>
          </table:table-cell>
          <table:table-cell office:value-type="float" office:value="0.41310000000000002" table:style-name="ce6">
            <text:p>0,4131</text:p>
          </table:table-cell>
          <table:table-cell office:value-type="float" office:value="143.8009182546258" table:formula="msoxl:=(E22-D22)*5*10^3/(13600*15*6.816*10^-5)" table:style-name="ce24">
            <text:p>143,8009</text:p>
          </table:table-cell>
          <table:table-cell office:value-type="float" office:value="0.35949999999999999" table:style-name="ce6">
            <text:p>0,3595</text:p>
          </table:table-cell>
          <table:table-cell office:value-type="float" office:value="124.52677667311055" table:formula="msoxl:=(G22-D22)*5*10^3/(13600*15*6.816*10^-5)" table:style-name="ce24">
            <text:p>124,5268</text:p>
          </table:table-cell>
          <table:table-cell office:value-type="float" office:value="0.32340000000000002" table:style-name="ce4">
            <text:p>0,3234</text:p>
          </table:table-cell>
          <table:table-cell office:value-type="float" office:value="111.54549848108259" table:formula="msoxl:=(I22-D22)*5*10^3/(13600*15*6.816*10^-5)" table:style-name="ce25">
            <text:p>111,5455</text:p>
          </table:table-cell>
          <table:table-cell office:value-type="float" office:value="126.62439780293964" table:formula="msoxl:=(AVERAGE(E22,G22,I22)-D22)*5*10^3/(13600*15*6.816*10^-5)" table:style-name="ce4">
            <text:p>126,6244</text:p>
          </table:table-cell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.8700000000000001E-2" table:style-name="ce6">
            <text:p>0,0187</text:p>
          </table:table-cell>
          <table:table-cell office:value-type="float" office:value="1.8200000000000001E-2" table:style-name="ce6">
            <text:p>0,0182</text:p>
          </table:table-cell>
          <table:table-cell office:value-type="float" office:value="1.8450000000000001E-2" table:formula="msoxl:=(B23+C23)/2" table:style-name="ce4">
            <text:p>0,0185</text:p>
          </table:table-cell>
          <table:table-cell office:value-type="float" office:value="0.62539999999999996" table:style-name="ce6">
            <text:p>0,6254</text:p>
          </table:table-cell>
          <table:table-cell office:value-type="float" office:value="218.25448195710209" table:formula="msoxl:=(E23-D23)*5*10^3/(13600*15*6.816*10^-5)" table:style-name="ce24">
            <text:p>218,2545</text:p>
          </table:table-cell>
          <table:table-cell office:value-type="float" office:value="0.76149999999999995" table:style-name="ce6">
            <text:p>0,7615</text:p>
          </table:table-cell>
          <table:table-cell office:value-type="float" office:value="267.19497951762861" table:formula="msoxl:=(G23-D23)*5*10^3/(13600*15*6.816*10^-5)" table:style-name="ce24">
            <text:p>267,1950</text:p>
          </table:table-cell>
          <table:table-cell office:value-type="float" office:value="0.64119999999999999" table:style-name="ce4">
            <text:p>0,6412</text:p>
          </table:table-cell>
          <table:table-cell office:value-type="float" office:value="223.93603861732487" table:formula="msoxl:=(I23-D23)*5*10^3/(13600*15*6.816*10^-5)" table:style-name="ce25">
            <text:p>223,9360</text:p>
          </table:table-cell>
          <table:table-cell office:value-type="float" office:value="236.4618333640185" table:formula="msoxl:=(AVERAGE(E23,G23,I23)-D23)*5*10^3/(13600*15*6.816*10^-5)" table:style-name="ce4">
            <text:p>236,4618</text:p>
          </table:table-cell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3.6600000000000001E-2" table:style-name="ce6">
            <text:p>0,0366</text:p>
          </table:table-cell>
          <table:table-cell office:value-type="float" office:value="0.74619999999999997" table:style-name="ce6">
            <text:p>0,7462</text:p>
          </table:table-cell>
          <table:table-cell office:value-type="float" office:value="0.39139999999999997" table:formula="msoxl:=(B24+C24)/2" table:style-name="ce4">
            <text:p>0,3914</text:p>
          </table:table-cell>
          <table:table-cell office:value-type="float" office:value="1.3707" table:style-name="ce6">
            <text:p>1,3707</text:p>
          </table:table-cell>
          <table:table-cell office:value-type="float" office:value="352.14863527570657" table:formula="msoxl:=(E24-D24)*5*10^3/(13600*15*6.816*10^-5)" table:style-name="ce24">
            <text:p>352,1486</text:p>
          </table:table-cell>
          <table:table-cell office:value-type="float" office:value="1.2970999999999999" table:style-name="ce6">
            <text:p>1,2971</text:p>
          </table:table-cell>
          <table:table-cell office:value-type="float" office:value="325.68264982049152" table:formula="msoxl:=(G24-D24)*5*10^3/(13600*15*6.816*10^-5)" table:style-name="ce24">
            <text:p>325,6826</text:p>
          </table:table-cell>
          <table:table-cell office:value-type="float" office:value="1.3489" table:style-name="ce4">
            <text:p>1,3489</text:p>
          </table:table-cell>
          <table:table-cell office:value-type="float" office:value="344.30952545337385" table:formula="msoxl:=(I24-D24)*5*10^3/(13600*15*6.816*10^-5)" table:style-name="ce25">
            <text:p>344,3095</text:p>
          </table:table-cell>
          <table:table-cell office:value-type="float" office:value="340.71360351652396" table:formula="msoxl:=(AVERAGE(E24,G24,I24)-D24)*5*10^3/(13600*15*6.816*10^-5)" table:style-name="ce4">
            <text:p>340,7136</text:p>
          </table:table-cell>
          <table:table-cell table:number-columns-repeated="16373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float" office:value="4.1000000000000002E-2" table:style-name="ce6">
            <text:p>0,0410</text:p>
          </table:table-cell>
          <table:table-cell office:value-type="float" office:value="3.1600000000000003E-2" table:style-name="ce6">
            <text:p>0,0316</text:p>
          </table:table-cell>
          <table:table-cell office:value-type="float" office:value="3.6299999999999999E-2" table:formula="msoxl:=(B25+C25)/2" table:style-name="ce4">
            <text:p>0,0363</text:p>
          </table:table-cell>
          <table:table-cell office:value-type="float" office:value="1.651" table:style-name="ce6">
            <text:p>1,6510</text:p>
          </table:table-cell>
          <table:table-cell office:value-type="float" office:value="580.63351514314638" table:formula="msoxl:=(E25-D25)*5*10^3/(13600*15*6.816*10^-5)" table:style-name="ce24">
            <text:p>580,6335</text:p>
          </table:table-cell>
          <table:table-cell office:value-type="float" office:value="1.4239999999999999" table:style-name="ce6">
            <text:p>1,4240</text:p>
          </table:table-cell>
          <table:table-cell office:value-type="float" office:value="499.0060871766546" table:formula="msoxl:=(G25-D25)*5*10^3/(13600*15*6.816*10^-5)" table:style-name="ce24">
            <text:p>499,0061</text:p>
          </table:table-cell>
          <table:table-cell office:value-type="float" office:value="1.2786" table:style-name="ce4">
            <text:p>1,2786</text:p>
          </table:table-cell>
          <table:table-cell office:value-type="float" office:value="446.72138221485778" table:formula="msoxl:=(I25-D25)*5*10^3/(13600*15*6.816*10^-5)" table:style-name="ce25">
            <text:p>446,7214</text:p>
          </table:table-cell>
          <table:table-cell office:value-type="float" office:value="508.78699484488629" table:formula="msoxl:=(AVERAGE(E25,G25,I25)-D25)*5*10^3/(13600*15*6.816*10^-5)" table:style-name="ce4">
            <text:p>508,7870</text:p>
          </table:table-cell>
          <table:table-cell table:number-columns-repeated="16373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float" office:value="6.8000000000000005E-2" table:style-name="ce6">
            <text:p>0,0680</text:p>
          </table:table-cell>
          <table:table-cell office:value-type="float" office:value="4.1599999999999998E-2" table:style-name="ce6">
            <text:p>0,0416</text:p>
          </table:table-cell>
          <table:table-cell office:value-type="float" office:value="5.4800000000000001E-2" table:formula="msoxl:=(B26+C26)/2" table:style-name="ce4">
            <text:p>0,0548</text:p>
          </table:table-cell>
          <table:table-cell office:value-type="float" office:value="1.5908" table:style-name="ce6">
            <text:p>1,5908</text:p>
          </table:table-cell>
          <table:table-cell office:value-type="float" office:value="552.3336095001381" table:formula="msoxl:=(E26-D26)*5*10^3/(13600*15*6.816*10^-5)" table:style-name="ce24">
            <text:p>552,3336</text:p>
          </table:table-cell>
          <table:table-cell office:value-type="float" office:value="1.4937" table:style-name="ce6">
            <text:p>1,4937</text:p>
          </table:table-cell>
          <table:table-cell office:value-type="float" office:value="517.41720749332603" table:formula="msoxl:=(G26-D26)*5*10^3/(13600*15*6.816*10^-5)" table:style-name="ce24">
            <text:p>517,4172</text:p>
          </table:table-cell>
          <table:table-cell office:value-type="float" office:value="1.4952000000000001" table:style-name="ce4">
            <text:p>1,4952</text:p>
          </table:table-cell>
          <table:table-cell office:value-type="float" office:value="517.95659578385346" table:formula="msoxl:=(I26-D26)*5*10^3/(13600*15*6.816*10^-5)" table:style-name="ce25">
            <text:p>517,9566</text:p>
          </table:table-cell>
          <table:table-cell office:value-type="float" office:value="529.23580425910598" table:formula="msoxl:=(AVERAGE(E26,G26,I26)-D26)*5*10^3/(13600*15*6.816*10^-5)" table:style-name="ce4">
            <text:p>529,2358</text:p>
          </table:table-cell>
          <table:table-cell table:number-columns-repeated="16373"/>
        </table:table-row>
        <table:table-row table:style-name="ro2">
          <table:table-cell office:value-type="float" office:value="50" table:style-name="ce2">
            <text:p>50</text:p>
          </table:table-cell>
          <table:table-cell office:value-type="float" office:value="2.7400000000000001E-2" table:style-name="ce6">
            <text:p>0,0274</text:p>
          </table:table-cell>
          <table:table-cell office:value-type="float" office:value="2.7099999999999999E-2" table:style-name="ce6">
            <text:p>0,0271</text:p>
          </table:table-cell>
          <table:table-cell office:value-type="float" office:value="2.725E-2" table:formula="msoxl:=(B27+C27)/2" table:style-name="ce4">
            <text:p>0,0273</text:p>
          </table:table-cell>
          <table:table-cell office:value-type="float" office:value="1.5069999999999999" table:style-name="ce6">
            <text:p>1,5070</text:p>
          </table:table-cell>
          <table:table-cell office:value-type="float" office:value="532.1065486053576" table:formula="msoxl:=(E27-D27)*5*10^3/(13600*15*6.816*10^-5)" table:style-name="ce24">
            <text:p>532,1065</text:p>
          </table:table-cell>
          <table:table-cell office:value-type="float" office:value="1.508" table:style-name="ce6">
            <text:p>1,5080</text:p>
          </table:table-cell>
          <table:table-cell office:value-type="float" office:value="532.46614079904271" table:formula="msoxl:=(G27-D27)*5*10^3/(13600*15*6.816*10^-5)" table:style-name="ce24">
            <text:p>532,4661</text:p>
          </table:table-cell>
          <table:table-cell office:value-type="float" office:value="1.5867" table:style-name="ce4">
            <text:p>1,5867</text:p>
          </table:table-cell>
          <table:table-cell office:value-type="float" office:value="560.76604644205099" table:formula="msoxl:=(I27-D27)*5*10^3/(13600*15*6.816*10^-5)" table:style-name="ce25">
            <text:p>560,7660</text:p>
          </table:table-cell>
          <table:table-cell office:value-type="float" office:value="541.77957861548362" table:formula="msoxl:=(AVERAGE(E27,G27,I27)-D27)*5*10^3/(13600*15*6.816*10^-5)" table:style-name="ce4">
            <text:p>541,7796</text:p>
          </table:table-cell>
          <table:table-cell table:number-columns-repeated="16373"/>
        </table:table-row>
        <table:table-row table:style-name="ro1">
          <table:table-cell office:value-type="float" office:value="100" table:style-name="ce7">
            <text:p>100</text:p>
          </table:table-cell>
          <table:table-cell office:value-type="float" office:value="4.9660000000000003E-2" table:style-name="ce8">
            <text:p>0,0497</text:p>
          </table:table-cell>
          <table:table-cell office:value-type="float" office:value="4.845E-2" table:style-name="ce8">
            <text:p>0,0485</text:p>
          </table:table-cell>
          <table:table-cell office:value-type="float" office:value="4.9055000000000001E-2" table:formula="msoxl:=(B28+C28)/2" table:style-name="ce8">
            <text:p>0,0491</text:p>
          </table:table-cell>
          <table:table-cell office:value-type="float" office:value="1.4729000000000001" table:style-name="ce8">
            <text:p>1,4729</text:p>
          </table:table-cell>
          <table:table-cell office:value-type="float" office:value="512.00354701739855" table:formula="msoxl:=(E28-D28)*5*10^3/(13600*15*6.816*10^-5)" table:style-name="ce26">
            <text:p>512,0035</text:p>
          </table:table-cell>
          <table:table-cell office:value-type="float" office:value="1.5608" table:style-name="ce8">
            <text:p>1,5608</text:p>
          </table:table-cell>
          <table:table-cell office:value-type="float" office:value="543.61170084230866" table:formula="msoxl:=(G28-D28)*5*10^3/(13600*15*6.816*10^-5)" table:style-name="ce26">
            <text:p>543,6117</text:p>
          </table:table-cell>
          <table:table-cell office:value-type="float" office:value="1.542" table:style-name="ce8">
            <text:p>1,5420</text:p>
          </table:table-cell>
          <table:table-cell office:value-type="float" office:value="536.85136760103092" table:formula="msoxl:=(I28-D28)*5*10^3/(13600*15*6.816*10^-5)" table:style-name="ce27">
            <text:p>536,8514</text:p>
          </table:table-cell>
          <table:table-cell office:value-type="float" office:value="530.82220515357938" table:formula="msoxl:=(AVERAGE(E28,G28,I28)-D28)*5*10^3/(13600*15*6.816*10^-5)" table:style-name="ce4">
            <text:p>530,8222</text:p>
          </table:table-cell>
          <table:table-cell table:number-columns-repeated="16373"/>
        </table:table-row>
        <table:table-row table:style-name="ro1">
          <table:table-cell table:number-columns-repeated="5" table:style-name="ce1"/>
          <table:table-cell table:style-name="ce24"/>
          <table:table-cell table:style-name="ce1"/>
          <table:table-cell table:style-name="ce24"/>
          <table:table-cell table:style-name="ce1"/>
          <table:table-cell table:style-name="ce25"/>
          <table:table-cell table:style-name="ce4"/>
          <table:table-cell table:number-columns-repeated="16373"/>
        </table:table-row>
        <table:table-row table:style-name="ro1">
          <table:table-cell office:value-type="string" table:number-columns-spanned="10" table:number-rows-spanned="1" table:style-name="ce21">
            <text:p>ATC</text:p>
          </table:table-cell>
          <table:covered-table-cell table:number-columns-repeated="9"/>
          <table:table-cell table:style-name="ce4"/>
          <table:table-cell table:number-columns-repeated="16373"/>
        </table:table-row>
        <table:table-row table:style-name="ro2">
          <table:table-cell office:value-type="string" table:style-name="ce16">
            <text:p>température</text:p>
          </table:table-cell>
          <table:table-cell office:value-type="string" table:style-name="ce17">
            <text:p>T1</text:p>
          </table:table-cell>
          <table:table-cell office:value-type="string" table:style-name="ce17">
            <text:p>T2</text:p>
          </table:table-cell>
          <table:table-cell office:value-type="string" table:style-name="ce18">
            <text:p>Tem moy</text:p>
          </table:table-cell>
          <table:table-cell office:value-type="string" table:number-columns-spanned="2" table:number-rows-spanned="1" table:style-name="ce32">
            <text:p>A</text:p>
          </table:table-cell>
          <table:covered-table-cell/>
          <table:table-cell office:value-type="string" table:number-columns-spanned="2" table:number-rows-spanned="1" table:style-name="ce32">
            <text:p>B</text:p>
          </table:table-cell>
          <table:covered-table-cell/>
          <table:table-cell office:value-type="string" table:number-columns-spanned="2" table:number-rows-spanned="1" table:style-name="ce33">
            <text:p>C</text:p>
          </table:table-cell>
          <table:covered-table-cell/>
          <table:table-cell table:style-name="ce4"/>
          <table:table-cell table:number-columns-repeated="16373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float" office:value="1.5E-3" table:style-name="ce10">
            <text:p>0,002</text:p>
          </table:table-cell>
          <table:table-cell office:value-type="float" office:value="6.9999999999999999E-4" table:style-name="ce10">
            <text:p>0,001</text:p>
          </table:table-cell>
          <table:table-cell office:value-type="float" office:value="1.1000000000000001E-3" table:formula="msoxl:=(B32+C32)/2" table:style-name="ce4">
            <text:p>0,0011</text:p>
          </table:table-cell>
          <table:table-cell office:value-type="float" office:value="0.41699999999999998" table:style-name="ce10">
            <text:p>0,417</text:p>
          </table:table-cell>
          <table:table-cell office:value-type="float" office:value="149.55439335358557" table:formula="msoxl:=(E32-D32)*5*10^3/(13600*15*6.816*10^-5)" table:style-name="ce24">
            <text:p>149,5544</text:p>
          </table:table-cell>
          <table:table-cell office:value-type="float" office:value="0.36099999999999999" table:style-name="ce10">
            <text:p>0,361</text:p>
          </table:table-cell>
          <table:table-cell office:value-type="float" office:value="129.41723050722635" table:formula="msoxl:=(G32-D32)*5*10^3/(13600*15*6.816*10^-5)" table:style-name="ce24">
            <text:p>129,4172</text:p>
          </table:table-cell>
          <table:table-cell office:value-type="float" office:value="0.33900000000000002" table:style-name="ce10">
            <text:p>0,339</text:p>
          </table:table-cell>
          <table:table-cell office:value-type="float" office:value="121.50620224615669" table:formula="msoxl:=(I32-D32)*5*10^3/(13600*15*6.816*10^-5)" table:style-name="ce25">
            <text:p>121,5062</text:p>
          </table:table-cell>
          <table:table-cell office:value-type="float" office:value="133.49260870232288" table:formula="msoxl:=(AVERAGE(E32,G32,I32)-D32)*5*10^3/(13600*15*6.816*10^-5)" table:style-name="ce4">
            <text:p>133,4926</text:p>
          </table:table-cell>
          <table:table-cell table:number-columns-repeated="16373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float" office:value="2.29E-2" table:style-name="ce10">
            <text:p>0,023</text:p>
          </table:table-cell>
          <table:table-cell office:value-type="float" office:value="5.5999999999999999E-3" table:style-name="ce10">
            <text:p>0,006</text:p>
          </table:table-cell>
          <table:table-cell office:value-type="float" office:value="1.4250000000000001E-2" table:formula="msoxl:=(B33+C33)/2" table:style-name="ce4">
            <text:p>0,0143</text:p>
          </table:table-cell>
          <table:table-cell office:value-type="float" office:value="0.497" table:style-name="ce10">
            <text:p>0,497</text:p>
          </table:table-cell>
          <table:table-cell office:value-type="float" office:value="173.59313150142688" table:formula="msoxl:=(E33-D33)*5*10^3/(13600*15*6.816*10^-5)" table:style-name="ce24">
            <text:p>173,5931</text:p>
          </table:table-cell>
          <table:table-cell office:value-type="float" office:value="0.54100000000000004" table:style-name="ce10">
            <text:p>0,541</text:p>
          </table:table-cell>
          <table:table-cell office:value-type="float" office:value="189.41518802356623" table:formula="msoxl:=(G33-D33)*5*10^3/(13600*15*6.816*10^-5)" table:style-name="ce24">
            <text:p>189,4152</text:p>
          </table:table-cell>
          <table:table-cell office:value-type="float" office:value="0.53700000000000003" table:style-name="ce10">
            <text:p>0,537</text:p>
          </table:table-cell>
          <table:table-cell office:value-type="float" office:value="187.9768192488263" table:formula="msoxl:=(I33-D33)*5*10^3/(13600*15*6.816*10^-5)" table:style-name="ce25">
            <text:p>187,9768</text:p>
          </table:table-cell>
          <table:table-cell office:value-type="float" office:value="183.66171292460646" table:formula="msoxl:=(AVERAGE(E33,G33,I33)-D33)*5*10^3/(13600*15*6.816*10^-5)" table:style-name="ce4">
            <text:p>183,6617</text:p>
          </table:table-cell>
          <table:table-cell table:number-columns-repeated="16373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float" office:value="1.37E-2" table:style-name="ce10">
            <text:p>0,014</text:p>
          </table:table-cell>
          <table:table-cell office:value-type="float" office:value="8.0999999999999996E-3" table:style-name="ce10">
            <text:p>0,008</text:p>
          </table:table-cell>
          <table:table-cell office:value-type="float" office:value="1.09E-2" table:formula="msoxl:=(B34+C34)/2" table:style-name="ce4">
            <text:p>0,0109</text:p>
          </table:table-cell>
          <table:table-cell office:value-type="float" office:value="0.56499999999999995" table:style-name="ce10">
            <text:p>0,565</text:p>
          </table:table-cell>
          <table:table-cell office:value-type="float" office:value="199.25003452085056" table:formula="msoxl:=(E34-D34)*5*10^3/(13600*15*6.816*10^-5)" table:style-name="ce24">
            <text:p>199,2500</text:p>
          </table:table-cell>
          <table:table-cell office:value-type="float" office:value="0.63400000000000001" table:style-name="ce10">
            <text:p>0,634</text:p>
          </table:table-cell>
          <table:table-cell office:value-type="float" office:value="224.06189588511461" table:formula="msoxl:=(G34-D34)*5*10^3/(13600*15*6.816*10^-5)" table:style-name="ce24">
            <text:p>224,0619</text:p>
          </table:table-cell>
          <table:table-cell office:value-type="float" office:value="0.55000000000000004" table:style-name="ce10">
            <text:p>0,550</text:p>
          </table:table-cell>
          <table:table-cell office:value-type="float" office:value="193.85615161557581" table:formula="msoxl:=(I34-D34)*5*10^3/(13600*15*6.816*10^-5)" table:style-name="ce25">
            <text:p>193,8562</text:p>
          </table:table-cell>
          <table:table-cell office:value-type="float" office:value="205.72269400718031" table:formula="msoxl:=(AVERAGE(E34,G34,I34)-D34)*5*10^3/(13600*15*6.816*10^-5)" table:style-name="ce4">
            <text:p>205,7227</text:p>
          </table:table-cell>
          <table:table-cell table:number-columns-repeated="16373"/>
        </table:table-row>
        <table:table-row table:style-name="ro2">
          <table:table-cell office:value-type="float" office:value="26" table:style-name="ce2">
            <text:p>26</text:p>
          </table:table-cell>
          <table:table-cell office:value-type="float" office:value="3.6999999999999998E-2" table:style-name="ce12">
            <text:p>0,037</text:p>
          </table:table-cell>
          <table:table-cell office:value-type="float" office:value="1.15E-2" table:style-name="ce12">
            <text:p>0,012</text:p>
          </table:table-cell>
          <table:table-cell office:value-type="float" office:value="2.4250000000000001E-2" table:formula="msoxl:=(B35+C35)/2" table:style-name="ce4">
            <text:p>0,0243</text:p>
          </table:table-cell>
          <table:table-cell office:value-type="float" office:value="0.65800000000000003" table:style-name="ce10">
            <text:p>0,658</text:p>
          </table:table-cell>
          <table:table-cell office:value-type="float" office:value="227.89155274785969" table:formula="msoxl:=(E35-D35)*5*10^3/(13600*15*6.816*10^-5)" table:style-name="ce24">
            <text:p>227,8916</text:p>
          </table:table-cell>
          <table:table-cell office:value-type="float" office:value="0.60099999999999998" table:style-name="ce10">
            <text:p>0,601</text:p>
          </table:table-cell>
          <table:table-cell office:value-type="float" office:value="207.39479770781551" table:formula="msoxl:=(G35-D35)*5*10^3/(13600*15*6.816*10^-5)" table:style-name="ce24">
            <text:p>207,3948</text:p>
          </table:table-cell>
          <table:table-cell office:value-type="float" office:value="8.5999999999999993E-2" table:style-name="ce10">
            <text:p>0,086</text:p>
          </table:table-cell>
          <table:table-cell office:value-type="float" office:value="22.204817960047865" table:formula="msoxl:=(I35-D35)*5*10^3/(13600*15*6.816*10^-5)" table:style-name="ce25">
            <text:p>22,2048</text:p>
          </table:table-cell>
          <table:table-cell office:value-type="float" office:value="152.49705613857435" table:formula="msoxl:=(AVERAGE(E35,G35,I35)-D35)*5*10^3/(13600*15*6.816*10^-5)" table:style-name="ce4">
            <text:p>152,4971</text:p>
          </table:table-cell>
          <table:table-cell table:number-columns-repeated="16373"/>
        </table:table-row>
        <table:table-row table:style-name="ro2">
          <table:table-cell office:value-type="float" office:value="27" table:style-name="ce2">
            <text:p>27</text:p>
          </table:table-cell>
          <table:table-cell office:value-type="float" office:value="2.86E-2" table:style-name="ce12">
            <text:p>0,029</text:p>
          </table:table-cell>
          <table:table-cell office:value-type="float" office:value="1.2800000000000001E-2" table:style-name="ce12">
            <text:p>0,013</text:p>
          </table:table-cell>
          <table:table-cell office:value-type="float" office:value="2.07E-2" table:formula="msoxl:=(B36+C36)/2" table:style-name="ce4">
            <text:p>0,0207</text:p>
          </table:table-cell>
          <table:table-cell office:value-type="float" office:value="0.73299999999999998" table:style-name="ce10">
            <text:p>0,733</text:p>
          </table:table-cell>
          <table:table-cell office:value-type="float" office:value="256.13751956181528" table:formula="msoxl:=(E36-D36)*5*10^3/(13600*15*6.816*10^-5)" table:style-name="ce24">
            <text:p>256,1375</text:p>
          </table:table-cell>
          <table:table-cell office:value-type="float" office:value="0.71" table:style-name="ce10">
            <text:p>0,710</text:p>
          </table:table-cell>
          <table:table-cell office:value-type="float" office:value="247.86689910706062" table:formula="msoxl:=(G36-D36)*5*10^3/(13600*15*6.816*10^-5)" table:style-name="ce24">
            <text:p>247,8669</text:p>
          </table:table-cell>
          <table:table-cell office:value-type="float" office:value="0.51300000000000001" table:style-name="ce10">
            <text:p>0,513</text:p>
          </table:table-cell>
          <table:table-cell office:value-type="float" office:value="177.02723695111848" table:formula="msoxl:=(I36-D36)*5*10^3/(13600*15*6.816*10^-5)" table:style-name="ce25">
            <text:p>177,0272</text:p>
          </table:table-cell>
          <table:table-cell office:value-type="float" office:value="227.01055187333148" table:formula="msoxl:=(AVERAGE(E36,G36,I36)-D36)*5*10^3/(13600*15*6.816*10^-5)" table:style-name="ce4">
            <text:p>227,0106</text:p>
          </table:table-cell>
          <table:table-cell table:number-columns-repeated="16373"/>
        </table:table-row>
        <table:table-row table:style-name="ro2">
          <table:table-cell office:value-type="float" office:value="30" table:style-name="ce2">
            <text:p>30</text:p>
          </table:table-cell>
          <table:table-cell office:value-type="float" office:value="4.2500000000000003E-2" table:style-name="ce12">
            <text:p>0,043</text:p>
          </table:table-cell>
          <table:table-cell office:value-type="float" office:value="1.3899999999999999E-2" table:style-name="ce12">
            <text:p>0,014</text:p>
          </table:table-cell>
          <table:table-cell office:value-type="float" office:value="2.8200000000000003E-2" table:formula="msoxl:=(B37+C37)/2" table:style-name="ce4">
            <text:p>0,0282</text:p>
          </table:table-cell>
          <table:table-cell office:value-type="float" office:value="0.76400000000000001" table:style-name="ce10">
            <text:p>0,764</text:p>
          </table:table-cell>
          <table:table-cell office:value-type="float" office:value="264.58793611341252" table:formula="msoxl:=(E37-D37)*5*10^3/(13600*15*6.816*10^-5)" table:style-name="ce24">
            <text:p>264,5879</text:p>
          </table:table-cell>
          <table:table-cell office:value-type="float" office:value="0.75700000000000001" table:style-name="ce10">
            <text:p>0,757</text:p>
          </table:table-cell>
          <table:table-cell office:value-type="float" office:value="262.0707907576176" table:formula="msoxl:=(G37-D37)*5*10^3/(13600*15*6.816*10^-5)" table:style-name="ce24">
            <text:p>262,0708</text:p>
          </table:table-cell>
          <table:table-cell office:value-type="float" office:value="0.79100000000000004" table:style-name="ce10">
            <text:p>0,791</text:p>
          </table:table-cell>
          <table:table-cell office:value-type="float" office:value="274.29692534290712" table:formula="msoxl:=(I37-D37)*5*10^3/(13600*15*6.816*10^-5)" table:style-name="ce25">
            <text:p>274,2969</text:p>
          </table:table-cell>
          <table:table-cell office:value-type="float" office:value="266.98521740464571" table:formula="msoxl:=(AVERAGE(E37,G37,I37)-D37)*5*10^3/(13600*15*6.816*10^-5)" table:style-name="ce4">
            <text:p>266,9852</text:p>
          </table:table-cell>
          <table:table-cell table:number-columns-repeated="16373"/>
        </table:table-row>
        <table:table-row table:style-name="ro2">
          <table:table-cell office:value-type="float" office:value="34" table:style-name="ce2">
            <text:p>34</text:p>
          </table:table-cell>
          <table:table-cell office:value-type="float" office:value="2.64E-2" table:style-name="ce12">
            <text:p>0,026</text:p>
          </table:table-cell>
          <table:table-cell office:value-type="float" office:value="8.3000000000000001E-3" table:style-name="ce12">
            <text:p>0,008</text:p>
          </table:table-cell>
          <table:table-cell office:value-type="float" office:value="1.7350000000000001E-2" table:formula="msoxl:=(B38+C38)/2" table:style-name="ce4">
            <text:p>0,0174</text:p>
          </table:table-cell>
          <table:table-cell office:value-type="float" office:value="0.79600000000000004" table:style-name="ce10">
            <text:p>0,796</text:p>
          </table:table-cell>
          <table:table-cell office:value-type="float" office:value="279.99646161281413" table:formula="msoxl:=(E38-D38)*5*10^3/(13600*15*6.816*10^-5)" table:style-name="ce24">
            <text:p>279,9965</text:p>
          </table:table-cell>
          <table:table-cell office:value-type="float" office:value="0.81599999999999995" table:style-name="ce10">
            <text:p>0,816</text:p>
          </table:table-cell>
          <table:table-cell office:value-type="float" office:value="287.1883054865138" table:formula="msoxl:=(G38-D38)*5*10^3/(13600*15*6.816*10^-5)" table:style-name="ce24">
            <text:p>287,1883</text:p>
          </table:table-cell>
          <table:table-cell office:value-type="float" office:value="0.86899999999999999" table:style-name="ce10">
            <text:p>0,869</text:p>
          </table:table-cell>
          <table:table-cell office:value-type="float" office:value="306.2466917518181" table:formula="msoxl:=(I38-D38)*5*10^3/(13600*15*6.816*10^-5)" table:style-name="ce25">
            <text:p>306,2467</text:p>
          </table:table-cell>
          <table:table-cell office:value-type="float" office:value="291.14381961704868" table:formula="msoxl:=(AVERAGE(E38,G38,I38)-D38)*5*10^3/(13600*15*6.816*10^-5)" table:style-name="ce4">
            <text:p>291,1438</text:p>
          </table:table-cell>
          <table:table-cell table:number-columns-repeated="16373"/>
        </table:table-row>
        <table:table-row table:style-name="ro2">
          <table:table-cell office:value-type="float" office:value="37" table:style-name="ce2">
            <text:p>37</text:p>
          </table:table-cell>
          <table:table-cell office:value-type="float" office:value="2.0899999999999998E-2" table:style-name="ce12">
            <text:p>0,021</text:p>
          </table:table-cell>
          <table:table-cell office:value-type="float" office:value="1.84E-2" table:style-name="ce12">
            <text:p>0,018</text:p>
          </table:table-cell>
          <table:table-cell office:value-type="float" office:value="1.9650000000000001E-2" table:formula="msoxl:=(B39+C39)/2" table:style-name="ce4">
            <text:p>0,0197</text:p>
          </table:table-cell>
          <table:table-cell office:value-type="float" office:value="1.042" table:style-name="ce10">
            <text:p>1,042</text:p>
          </table:table-cell>
          <table:table-cell office:value-type="float" office:value="367.62907921384522" table:formula="msoxl:=(E39-D39)*5*10^3/(13600*15*6.816*10^-5)" table:style-name="ce24">
            <text:p>367,6291</text:p>
          </table:table-cell>
          <table:table-cell office:value-type="float" office:value="0.84299999999999997" table:style-name="ce10">
            <text:p>0,843</text:p>
          </table:table-cell>
          <table:table-cell office:value-type="float" office:value="296.07023267053302" table:formula="msoxl:=(G39-D39)*5*10^3/(13600*15*6.816*10^-5)" table:style-name="ce24">
            <text:p>296,0702</text:p>
          </table:table-cell>
          <table:table-cell office:value-type="float" office:value="0.93700000000000006" table:style-name="ce10">
            <text:p>0,937</text:p>
          </table:table-cell>
          <table:table-cell office:value-type="float" office:value="329.87189887692165" table:formula="msoxl:=(I39-D39)*5*10^3/(13600*15*6.816*10^-5)" table:style-name="ce25">
            <text:p>329,8719</text:p>
          </table:table-cell>
          <table:table-cell office:value-type="float" office:value="331.19040358709992" table:formula="msoxl:=(AVERAGE(E39,G39,I39)-D39)*5*10^3/(13600*15*6.816*10^-5)" table:style-name="ce4">
            <text:p>331,1904</text:p>
          </table:table-cell>
          <table:table-cell table:number-columns-repeated="16373"/>
        </table:table-row>
        <table:table-row table:style-name="ro2">
          <table:table-cell office:value-type="float" office:value="45" table:style-name="ce2">
            <text:p>45</text:p>
          </table:table-cell>
          <table:table-cell office:value-type="float" office:value="3.04E-2" table:style-name="ce12">
            <text:p>0,030</text:p>
          </table:table-cell>
          <table:table-cell office:value-type="float" office:value="0.192" table:style-name="ce12">
            <text:p>0,192</text:p>
          </table:table-cell>
          <table:table-cell office:value-type="float" office:value="0.11120000000000001" table:formula="msoxl:=(B40+C40)/2" table:style-name="ce4">
            <text:p>0,1112</text:p>
          </table:table-cell>
          <table:table-cell office:value-type="float" office:value="0.83899999999999997" table:style-name="ce10">
            <text:p>0,839</text:p>
          </table:table-cell>
          <table:table-cell office:value-type="float" office:value="261.71119856393261" table:formula="msoxl:=(E40-D40)*5*10^3/(13600*15*6.816*10^-5)" table:style-name="ce24">
            <text:p>261,7112</text:p>
          </table:table-cell>
          <table:table-cell office:value-type="float" office:value="1.0169999999999999" table:style-name="ce10">
            <text:p>1,017</text:p>
          </table:table-cell>
          <table:table-cell office:value-type="float" office:value="325.71860903986004" table:formula="msoxl:=(G40-D40)*5*10^3/(13600*15*6.816*10^-5)" table:style-name="ce24">
            <text:p>325,7186</text:p>
          </table:table-cell>
          <table:table-cell office:value-type="float" office:value="0.92700000000000005" table:style-name="ce10">
            <text:p>0,927</text:p>
          </table:table-cell>
          <table:table-cell office:value-type="float" office:value="293.35531160821137" table:formula="msoxl:=(I40-D40)*5*10^3/(13600*15*6.816*10^-5)" table:style-name="ce25">
            <text:p>293,3553</text:p>
          </table:table-cell>
          <table:table-cell office:value-type="float" office:value="293.59503973733467" table:formula="msoxl:=(AVERAGE(E40,G40,I40)-D40)*5*10^3/(13600*15*6.816*10^-5)" table:style-name="ce4">
            <text:p>293,5950</text:p>
          </table:table-cell>
          <table:table-cell table:number-columns-repeated="16373"/>
        </table:table-row>
        <table:table-row table:style-name="ro1">
          <table:table-cell office:value-type="float" office:value="50" table:style-name="ce7">
            <text:p>50</text:p>
          </table:table-cell>
          <table:table-cell office:value-type="float" office:value="4.8000000000000001E-2" table:style-name="ce13">
            <text:p>0,048</text:p>
          </table:table-cell>
          <table:table-cell office:value-type="float" office:value="1.6500000000000001E-2" table:style-name="ce13">
            <text:p>0,017</text:p>
          </table:table-cell>
          <table:table-cell office:value-type="float" office:value="3.2250000000000001E-2" table:formula="msoxl:=(B41+C41)/2" table:style-name="ce8">
            <text:p>0,0323</text:p>
          </table:table-cell>
          <table:table-cell office:value-type="float" office:value="0.78100000000000003" table:style-name="ce13">
            <text:p>0,781</text:p>
          </table:table-cell>
          <table:table-cell office:value-type="float" office:value="269.24465502163309" table:formula="msoxl:=(E41-D41)*5*10^3/(13600*15*6.816*10^-5)" table:style-name="ce26">
            <text:p>269,2447</text:p>
          </table:table-cell>
          <table:table-cell office:value-type="float" office:value="0.58499999999999996" table:style-name="ce13">
            <text:p>0,585</text:p>
          </table:table-cell>
          <table:table-cell office:value-type="float" office:value="198.76458505937586" table:formula="msoxl:=(G41-D41)*5*10^3/(13600*15*6.816*10^-5)" table:style-name="ce26">
            <text:p>198,7646</text:p>
          </table:table-cell>
          <table:table-cell office:value-type="float" office:value="0.36899999999999999" table:style-name="ce13">
            <text:p>0,369</text:p>
          </table:table-cell>
          <table:table-cell office:value-type="float" office:value="121.09267122341892" table:formula="msoxl:=(I41-D41)*5*10^3/(13600*15*6.816*10^-5)" table:style-name="ce27">
            <text:p>121,0927</text:p>
          </table:table-cell>
          <table:table-cell office:value-type="float" office:value="196.36730376814262" table:formula="msoxl:=(AVERAGE(E41,G41,I41)-D41)*5*10^3/(13600*15*6.816*10^-5)" table:style-name="ce4">
            <text:p>196,3673</text:p>
          </table:table-cell>
          <table:table-cell table:number-columns-repeated="16373"/>
        </table:table-row>
        <table:table-row table:number-rows-repeated="104853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number:number-style style:name="N37">
      <number:number number:decimal-places="4" number:min-integer-digits="1"/>
    </number:number-style>
    <number:currency-style style:name="N38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Helene</meta:initial-creator>
    <dc:creator>Helene</dc:creator>
    <meta:creation-date>2016-03-14T14:21:48Z</meta:creation-date>
    <dc:date>2016-05-04T12:06:18Z</dc:date>
    <meta:editing-cycles>3</meta:editing-cycles>
    <meta:editing-duration>PT1384S</meta:editing-duration>
  </office:meta>
</office:document-meta>
</file>